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" svg:font-family="FreeSans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049cm" fo:margin-left="0cm" fo:margin-top="0cm" fo:margin-bottom="0cm" table:align="left" style:writing-mode="lr-tb"/>
    </style:style>
    <style:style style:name="Таблица1.A" style:family="table-column">
      <style:table-column-properties style:column-width="8.049cm"/>
    </style:style>
    <style:style style:name="Таблица1.1" style:family="table-row">
      <style:table-row-properties style:min-row-height="0.519cm" style:keep-together="true" fo:keep-together="auto"/>
    </style:style>
    <style:style style:name="Таблица1.A1" style:family="table-cell">
      <style:table-cell-properties fo:background-color="#d9d9d9" fo:padding-left="0.15cm" fo:padding-right="0.15cm" fo:padding-top="0.199cm" fo:padding-bottom="0.199cm" fo:border="0.018cm solid #00000a">
        <style:background-image/>
      </style:table-cell-properties>
    </style:style>
    <style:style style:name="Таблица1.2" style:family="table-row">
      <style:table-row-properties style:min-row-height="1.736cm" style:keep-together="true" fo:keep-together="auto"/>
    </style:style>
    <style:style style:name="Таблица1.A2" style:family="table-cell">
      <style:table-cell-properties fo:padding-left="0.15cm" fo:padding-right="0.15cm" fo:padding-top="0.199cm" fo:padding-bottom="0.199cm" fo:border="0.018cm solid #00000a"/>
    </style:style>
    <style:style style:name="Таблица2" style:family="table">
      <style:table-properties style:width="18.415cm" fo:margin-left="-0.159cm" fo:margin-top="0cm" fo:margin-bottom="0cm" table:align="left" style:writing-mode="lr-tb"/>
    </style:style>
    <style:style style:name="Таблица2.A" style:family="table-column">
      <style:table-column-properties style:column-width="18.415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2.A2" style:family="table-cell">
      <style:table-cell-properties fo:padding-left="0.15cm" fo:padding-right="0.15cm" fo:padding-top="0.101cm" fo:padding-bottom="0.101cm" fo:border="0.018cm solid #00000a"/>
    </style:style>
    <style:style style:name="Таблица3" style:family="table">
      <style:table-properties style:width="18.415cm" fo:margin-left="-0.159cm" fo:margin-top="0cm" fo:margin-bottom="0cm" table:align="left" style:writing-mode="lr-tb"/>
    </style:style>
    <style:style style:name="Таблица3.A" style:family="table-column">
      <style:table-column-properties style:column-width="18.415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3.A2" style:family="table-cell">
      <style:table-cell-properties fo:padding-left="0.15cm" fo:padding-right="0.15cm" fo:padding-top="0.101cm" fo:padding-bottom="0.101cm" fo:border="0.018cm solid #00000a"/>
    </style:style>
    <style:style style:name="Таблица4" style:family="table">
      <style:table-properties style:width="18.415cm" fo:margin-left="-0.159cm" fo:margin-top="0cm" fo:margin-bottom="0cm" table:align="left" style:writing-mode="lr-tb"/>
    </style:style>
    <style:style style:name="Таблица4.A" style:family="table-column">
      <style:table-column-properties style:column-width="18.415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4.A2" style:family="table-cell">
      <style:table-cell-properties fo:padding-left="0.15cm" fo:padding-right="0.15cm" fo:padding-top="0.101cm" fo:padding-bottom="0.101cm" fo:border="0.018cm solid #00000a"/>
    </style:style>
    <style:style style:name="P1" style:family="paragraph" style:parent-style-name="Heading_20_3">
      <style:text-properties fo:background-color="#ffcc00"/>
    </style:style>
    <style:style style:name="P2" style:family="paragraph" style:parent-style-name="Heading_20_1" style:master-page-name="Standard">
      <style:paragraph-properties fo:margin-top="0cm" fo:margin-bottom="0.071cm" fo:text-align="center" style:justify-single-word="false" style:page-number="auto"/>
    </style:style>
    <style:style style:name="P3" style:family="paragraph" style:parent-style-name="Header">
      <style:paragraph-properties fo:margin-left="0cm" fo:margin-right="0cm" fo:text-indent="-2cm" style:auto-text-indent="false"/>
    </style:style>
    <style:style style:name="P4" style:family="paragraph" style:parent-style-name="Code">
      <style:paragraph-properties fo:line-height="100%"/>
    </style:style>
    <style:style style:name="P5" style:family="paragraph" style:parent-style-name="Code" style:list-style-name="WWNum18"/>
    <style:style style:name="P6" style:family="paragraph" style:parent-style-name="Code">
      <style:paragraph-properties fo:margin-top="0cm" fo:margin-bottom="0cm" fo:line-height="100%" fo:text-align="center" style:justify-single-word="false"/>
    </style:style>
    <style:style style:name="P7" style:family="paragraph" style:parent-style-name="List_20_Paragraph" style:list-style-name="WWNum18"/>
    <style:style style:name="P8" style:family="paragraph" style:parent-style-name="List_20_Paragraph" style:list-style-name="WWNum23"/>
    <style:style style:name="P9" style:family="paragraph" style:parent-style-name="List_20_Paragraph" style:list-style-name="WWNum11"/>
    <style:style style:name="P10" style:family="paragraph" style:parent-style-name="List_20_Paragraph" style:list-style-name="WWNum29">
      <style:paragraph-properties fo:margin-top="0cm" fo:margin-bottom="0cm"/>
    </style:style>
    <style:style style:name="P11" style:family="paragraph" style:parent-style-name="List_20_Paragraph" style:list-style-name="WWNum18">
      <style:paragraph-properties fo:margin-top="0cm" fo:margin-bottom="0cm"/>
    </style:style>
    <style:style style:name="P12" style:family="paragraph" style:parent-style-name="Standard">
      <style:paragraph-properties fo:line-height="100%"/>
    </style:style>
    <style:style style:name="P13" style:family="paragraph" style:parent-style-name="Standard">
      <style:paragraph-properties>
        <style:tab-stops>
          <style:tab-stop style:position="16.983cm"/>
        </style:tab-stops>
      </style:paragraph-properties>
    </style:style>
    <style:style style:name="P14" style:family="paragraph" style:parent-style-name="Standard">
      <style:paragraph-properties fo:margin-top="0cm" fo:margin-bottom="0cm"/>
    </style:style>
    <style:style style:name="P15" style:family="paragraph" style:parent-style-name="Standard">
      <style:paragraph-properties fo:margin-top="0cm" fo:margin-bottom="0cm" fo:line-height="100%"/>
      <style:text-properties fo:color="#000000" style:font-name="Consolas" fo:font-size="8.5pt" style:font-size-asian="8.5pt" style:font-name-complex="Consolas1" style:font-size-complex="9.5pt"/>
    </style:style>
    <style:style style:name="P16" style:family="paragraph" style:parent-style-name="Standard">
      <style:paragraph-properties fo:margin-top="0cm" fo:margin-bottom="0cm" fo:line-height="100%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</style:style>
    <style:style style:name="P18" style:family="paragraph" style:parent-style-name="Standard">
      <style:paragraph-properties fo:margin-left="0cm" fo:margin-right="0cm" fo:margin-top="0cm" fo:margin-bottom="0cm" fo:text-indent="1.27cm" style:auto-text-indent="false"/>
    </style:style>
    <style:style style:name="T1" style:family="text">
      <style:text-properties fo:language="en" fo:country="GB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fo:background-color="#ffcc00" style:font-weight-asian="bold"/>
    </style:style>
    <style:style style:name="T4" style:family="text">
      <style:text-properties fo:font-weight="bold" fo:background-color="#ccff99" style:font-weight-asian="bold"/>
    </style:style>
    <style:style style:name="T5" style:family="text">
      <style:text-properties fo:language="bg" fo:country="BG"/>
    </style:style>
    <style:style style:name="T6" style:family="text">
      <style:text-properties fo:language="bg" fo:country="BG" fo:background-color="#ffcc00"/>
    </style:style>
    <style:style style:name="T7" style:family="text">
      <style:text-properties fo:font-size="13pt" fo:font-style="italic" fo:font-weight="bold" style:font-size-asian="13pt" style:font-style-asian="italic" style:font-weight-asian="bold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fo:font-weight="bold" style:font-style-asian="italic" style:font-weight-asian="bold"/>
    </style:style>
    <style:style style:name="T10" style:family="text">
      <style:text-properties fo:color="#0000ff" style:font-name="Consolas" fo:font-size="9.5pt" style:font-size-asian="9.5pt" style:font-name-complex="Consolas1" style:font-size-complex="9.5pt"/>
    </style:style>
    <style:style style:name="T11" style:family="text">
      <style:text-properties fo:color="#0000ff" style:font-name="Consolas" fo:font-size="8.5pt" style:font-size-asian="8.5pt" style:font-name-complex="Consolas1" style:font-size-complex="9.5pt"/>
    </style:style>
    <style:style style:name="T12" style:family="text">
      <style:text-properties style:font-name="Consolas" fo:font-weight="bold" style:font-weight-asian="bold"/>
    </style:style>
    <style:style style:name="T13" style:family="text">
      <style:text-properties style:font-name="Consolas" fo:font-size="10pt" style:font-size-asian="10pt" style:font-size-complex="10pt" style:font-weight-complex="bold"/>
    </style:style>
    <style:style style:name="T14" style:family="text">
      <style:text-properties fo:color="#000000" style:font-name="Consolas" fo:font-size="9.5pt" style:font-size-asian="9.5pt" style:font-name-complex="Consolas1" style:font-size-complex="9.5pt"/>
    </style:style>
    <style:style style:name="T15" style:family="text">
      <style:text-properties fo:color="#000000" style:font-name="Consolas" fo:font-size="8.5pt" style:font-size-asian="8.5pt" style:font-name-complex="Consolas1" style:font-size-complex="9.5pt"/>
    </style:style>
    <style:style style:name="T16" style:family="text">
      <style:text-properties fo:color="#000000" style:font-name="Consolas" fo:font-size="10pt" style:font-size-asian="10pt" style:font-name-complex="Consolas1" style:font-size-complex="10pt"/>
    </style:style>
    <style:style style:name="T17" style:family="text">
      <style:text-properties fo:color="#000000" fo:font-size="8.5pt" fo:font-weight="normal" style:font-size-asian="8.5pt" style:font-weight-asian="normal" style:font-name-complex="Consolas1" style:font-size-complex="9.5pt"/>
    </style:style>
    <style:style style:name="T18" style:family="text">
      <style:text-properties fo:color="#000000" fo:font-weight="normal" style:font-name-asian="Times New Roman1" style:font-weight-asian="normal"/>
    </style:style>
    <style:style style:name="T19" style:family="text">
      <style:text-properties style:font-name="Wingdings"/>
    </style:style>
    <style:style style:name="T20" style:family="text">
      <style:text-properties style:font-name="Wingdings" fo:font-weight="bold" style:font-weight-asian="bold"/>
    </style:style>
    <style:style style:name="T21" style:family="text">
      <style:text-properties style:font-name="Wingdings" fo:font-weight="bold" fo:background-color="#ffcc00" style:font-weight-asian="bold"/>
    </style:style>
    <style:style style:name="T22" style:family="text">
      <style:text-properties style:font-name="Wingdings" fo:font-weight="bold" fo:background-color="#ccff99" style:font-weight-asian="bold"/>
    </style:style>
    <style:style style:name="T23" style:family="text">
      <style:text-properties style:font-name="Calibri" fo:font-weight="normal" style:font-weight-asian="normal"/>
    </style:style>
    <style:style style:name="T24" style:family="text">
      <style:text-properties fo:color="#008dd9" style:font-name="Consolas" fo:font-size="8.5pt" fo:font-weight="bold" style:font-size-asian="8.5pt" style:font-weight-asian="bold" style:font-name-complex="Consolas1" style:font-size-complex="9.5pt" style:font-weight-complex="bold"/>
    </style:style>
    <style:style style:name="T25" style:family="text">
      <style:text-properties fo:font-size="12pt" style:font-size-asian="12pt"/>
    </style:style>
    <style:style style:name="T26" style:family="text">
      <style:text-properties fo:background-color="#ffcc00"/>
    </style:style>
    <style:style style:name="T27" style:family="text">
      <style:text-properties fo:background-color="#ccff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777599475163650428" text:style-name="Outline">
        <text:list-item>
          <text:h text:style-name="P2" text:outline-level="1"><text:span text:style-name="T1">OOP Basics Exam – Dungeons and Code Wizards</text:span></text:h>
        </text:list-item>
      </text:list>
      <text:p text:style-name="P12"><text:span text:style-name="T1">The time has come for your OOP Basics exam. It will be a perilous journey, but if you manage to keep a cool head, you’ll be able to get through it with minimal damage.</text:span></text:p>
      <text:list xml:id="list35667711" text:continue-numbering="true" text:style-name="Outline">
        <text:list-item>
          <text:list>
            <text:list-item>
              <text:list>
                <text:list-item>
                  <text:h text:style-name="Heading_20_3" text:outline-level="3">Overview</text:h>
                </text:list-item>
              </text:list>
            </text:list-item>
          </text:list>
        </text:list-item>
      </text:list>
      <text:p text:style-name="Standard">In this exam, you need to build a Dungeons and Dragons-esque project, which has support for <text:span text:style-name="T2">characters</text:span>, <text:span text:style-name="T2">items</text:span> and <text:span text:style-name="T2">inventories </text:span>for storing each character’s items. The project will consist of the <text:span text:style-name="T2">entity classes </text:span>and a <text:span text:style-name="T2">controller class</text:span>, which manages the <text:span text:style-name="T2">interaction</text:span> between the characters and items.</text:p>
      <text:list xml:id="list35655744" text:continue-numbering="true" text:style-name="Outline">
        <text:list-item>
          <text:list>
            <text:list-item>
              <text:h text:style-name="Heading_20_2" text:outline-level="2">Task 1: Structure (150 points)</text:h>
              <text:list>
                <text:list-item>
                  <text:h text:style-name="Heading_20_3" text:outline-level="3">Item</text:h>
                </text:list-item>
              </text:list>
            </text:list-item>
          </text:list>
        </text:list-item>
      </text:list>
      <text:p text:style-name="Standard">This is a <text:span text:style-name="T2">base class</text:span> for any <text:span text:style-name="T2">items</text:span> and it <text:span text:style-name="T2">should not be able to be instantiated</text:span>.</text:p>
      <text:list xml:id="list3566773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Data</text:h>
                    </text:list-item>
                  </text:list>
                </text:list-item>
              </text:list>
            </text:list-item>
          </text:list>
        </text:list-item>
      </text:list>
      <text:p text:style-name="P14"><text:span text:style-name="Code_20_Char">Weight</text:span> – an <text:span text:style-name="T2">integer number</text:span></text:p>
      <text:list xml:id="list3567132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Behavior</text:h>
                    </text:list-item>
                  </text:list>
                </text:list-item>
              </text:list>
            </text:list-item>
          </text:list>
        </text:list-item>
      </text:list>
      <text:p text:style-name="Standard">Each <text:span text:style-name="T2">item</text:span> has the following <text:span text:style-name="T2">behavior</text:span>:</text:p>
      <text:list xml:id="list3565465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void AffectCharacter(Character character)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For an item to affect a character, the character <text:span text:style-name="T2">needs to</text:span> <text:span text:style-name="T2">be alive</text:span>. </text:p>
      <text:p text:style-name="Standard">If not, <text:span text:style-name="T2">throw</text:span> an<text:span text:style-name="T5"> </text:span><text:span text:style-name="Code_20_Char">InvalidOperationException</text:span><text:span text:style-name="T2"> with the message </text:span>“<text:span text:style-name="T2">Must be alive to perform this action!</text:span>”.</text:p>
      <text:p text:style-name="Standard"><text:span text:style-name="T7">Throw this exception everywhere a character needs to be alive to perform the action.</text:span></text:p>
      <text:list xml:id="list3566248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Constructor</text:h>
                    </text:list-item>
                  </text:list>
                </text:list-item>
              </text:list>
            </text:list-item>
          </text:list>
        </text:list-item>
      </text:list>
      <text:p text:style-name="Standard">An <text:span text:style-name="T2">item</text:span> should take the following values upon initialization:</text:p>
      <text:p text:style-name="Standard"><text:span text:style-name="T10">int</text:span><text:span text:style-name="T14"> weight</text:span></text:p>
      <text:list xml:id="list35666822" text:continue-numbering="true" text:style-name="Outline">
        <text:list-item>
          <text:list>
            <text:list-item>
              <text:list>
                <text:list-item>
                  <text:h text:style-name="Heading_20_3" text:outline-level="3">HealthPotion</text:h>
                </text:list-item>
              </text:list>
            </text:list-item>
          </text:list>
        </text:list-item>
      </text:list>
      <text:p text:style-name="P14">The <text:span text:style-name="T2">health potion</text:span> always has a <text:span text:style-name="T2">weight</text:span> of<text:span text:style-name="T2"> 5</text:span>.</text:p>
      <text:list xml:id="list3565363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Behavior</text:h>
                    </text:list-item>
                  </text:list>
                </text:list-item>
              </text:list>
            </text:list-item>
          </text:list>
        </text:list-item>
      </text:list>
      <text:p text:style-name="Standard">Each <text:span text:style-name="Code_20_Char">HealthPotion</text:span> has the following <text:span text:style-name="T2">behavior</text:span>:</text:p>
      <text:list xml:id="list3565675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void AffectCharacter(Character character)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For an item to affect a character, the character <text:span text:style-name="T2">needs to</text:span> <text:span text:style-name="T2">be alive</text:span>.</text:p>
      <text:p text:style-name="Standard">The character’s <text:span text:style-name="T2">health</text:span> gets <text:span text:style-name="T3">increased</text:span> /<text:span text:style-name="T6">УВЕЛИЧАВА СЕ</text:span><text:span text:style-name="T5">/ </text:span>by <text:span text:style-name="T2">20 points</text:span>.</text:p>
      <text:list xml:id="list3565455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Constructor</text:h>
                    </text:list-item>
                  </text:list>
                </text:list-item>
              </text:list>
            </text:list-item>
          </text:list>
        </text:list-item>
      </text:list>
      <text:p text:style-name="Standard">An <text:span text:style-name="T2">item</text:span> should be able to be instantiated <text:span text:style-name="T2">without any parameters</text:span>.</text:p>
      <text:list xml:id="list35667624" text:continue-numbering="true" text:style-name="Outline">
        <text:list-item>
          <text:list>
            <text:list-item>
              <text:list>
                <text:list-item>
                  <text:h text:style-name="Heading_20_3" text:outline-level="3">PoisonPotion</text:h>
                </text:list-item>
              </text:list>
            </text:list-item>
          </text:list>
        </text:list-item>
      </text:list>
      <text:p text:style-name="P14">The <text:span text:style-name="T2">poison potion</text:span> always has a <text:span text:style-name="T2">weight</text:span> of<text:span text:style-name="T2"> 5</text:span>.</text:p>
      <text:list xml:id="list3567261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oft-page-break/>Behavior</text:h>
                    </text:list-item>
                  </text:list>
                </text:list-item>
              </text:list>
            </text:list-item>
          </text:list>
        </text:list-item>
      </text:list>
      <text:p text:style-name="Standard">Each <text:span text:style-name="Code_20_Char">PoisonPotion</text:span> has the following <text:span text:style-name="T2">behavior</text:span>:</text:p>
      <text:list xml:id="list3564554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void AffectCharacter(Character character)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For an item to affect a character, the character <text:span text:style-name="T2">needs to</text:span> <text:span text:style-name="T2">be alive</text:span>.</text:p>
      <text:p text:style-name="Standard">The character’s <text:span text:style-name="T2">health</text:span> gets <text:span text:style-name="T3">decreased</text:span> <text:span text:style-name="T5">/</text:span><text:span text:style-name="T6">НАМАЛЯВА СЕ</text:span><text:span text:style-name="T5">/ by</text:span> <text:span text:style-name="T2">20 points</text:span>. <text:span text:style-name="T27">If the character’s health </text:span><text:span text:style-name="T4">drops to zero</text:span><text:span text:style-name="T27">, the character </text:span><text:span text:style-name="T4">dies </text:span><text:span text:style-name="T27">(</text:span><text:span text:style-name="Code_20_Char"><text:span text:style-name="T27">IsAlive</text:span></text:span><text:span text:style-name="T4"> </text:span><text:span text:style-name="T22"></text:span><text:span text:style-name="T4"> </text:span><text:span text:style-name="Code_20_Char"><text:span text:style-name="T27">false</text:span></text:span><text:span text:style-name="T27">).</text:span></text:p>
      <text:list xml:id="list3564731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Constructor</text:h>
                    </text:list-item>
                  </text:list>
                </text:list-item>
              </text:list>
            </text:list-item>
          </text:list>
        </text:list-item>
      </text:list>
      <text:p text:style-name="Standard">A <text:span text:style-name="Code_20_Char">PoisonPotion</text:span> should be able to be instantiated <text:span text:style-name="T2">without any parameters</text:span>.</text:p>
      <text:list xml:id="list35654053" text:continue-numbering="true" text:style-name="Outline">
        <text:list-item>
          <text:list>
            <text:list-item>
              <text:list>
                <text:list-item>
                  <text:h text:style-name="Heading_20_3" text:outline-level="3">ArmorRepairKit</text:h>
                </text:list-item>
              </text:list>
            </text:list-item>
          </text:list>
        </text:list-item>
      </text:list>
      <text:p text:style-name="P14">The armor repair kit always has a <text:span text:style-name="T2">weight</text:span> of<text:span text:style-name="T2"> 10</text:span>.</text:p>
      <text:list xml:id="list3567026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Behavior</text:h>
                    </text:list-item>
                  </text:list>
                </text:list-item>
              </text:list>
            </text:list-item>
          </text:list>
        </text:list-item>
      </text:list>
      <text:p text:style-name="Standard">Each <text:span text:style-name="Code_20_Char">ArmorRepairKit</text:span> has the following <text:span text:style-name="T2">behavior</text:span>:</text:p>
      <text:list xml:id="list3567154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void AffectCharacter(Character character)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For an item to affect a character, the character <text:span text:style-name="T2">needs to</text:span> <text:span text:style-name="T2">be alive</text:span>.</text:p>
      <text:p text:style-name="Standard">The character’s <text:span text:style-name="T2">armor</text:span> restored up to the <text:span text:style-name="T2">base armor</text:span> value.</text:p>
      <text:p text:style-name="Standard">Example: Armor: 10, Base Armor: 100 <text:span text:style-name="T19"></text:span> Armor: 100</text:p>
      <text:list xml:id="list3564674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Constructor</text:h>
                    </text:list-item>
                  </text:list>
                </text:list-item>
              </text:list>
            </text:list-item>
          </text:list>
        </text:list-item>
      </text:list>
      <text:p text:style-name="Standard">An <text:span text:style-name="Code_20_Char">ArmorRepairKit</text:span> should be able to be instantiated <text:span text:style-name="T2">without any parameters</text:span>.</text:p>
      <text:list xml:id="list35643514" text:continue-numbering="true" text:style-name="Outline">
        <text:list-item>
          <text:list>
            <text:list-item>
              <text:list>
                <text:list-item>
                  <text:h text:style-name="P1" text:outline-level="3">Bag</text:h>
                </text:list-item>
              </text:list>
            </text:list-item>
          </text:list>
        </text:list-item>
      </text:list>
      <text:p text:style-name="Standard">This is a <text:span text:style-name="T2">base class</text:span> for any <text:span text:style-name="T2">bags</text:span> and it <text:span text:style-name="T2">should not be able to be instantiated</text:span>.</text:p>
      <text:list xml:id="list3566855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Data</text:h>
                    </text:list-item>
                  </text:list>
                </text:list-item>
              </text:list>
            </text:list-item>
          </text:list>
        </text:list-item>
      </text:list>
      <text:p text:style-name="P18"><text:span text:style-name="Code_20_Char">Capacity</text:span> – an <text:span text:style-name="T2">integer number</text:span>. Default value: 100</text:p>
      <text:p text:style-name="P18"><text:span text:style-name="Code_20_Char">Load</text:span> – Calculated property. The <text:span text:style-name="T2">sum of the weights</text:span> of the <text:span text:style-name="T2">items</text:span> in the bag.</text:p>
      <text:p text:style-name="P18"><text:span text:style-name="Code_20_Char">Items</text:span> – <text:span text:style-name="T2">Read-only collection</text:span> of type <text:span text:style-name="Code_20_Char">Item</text:span></text:p>
      <text:list xml:id="list3565922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Behavior</text:h>
                    </text:list-item>
                  </text:list>
                </text:list-item>
              </text:list>
            </text:list-item>
          </text:list>
        </text:list-item>
      </text:list>
      <text:p text:style-name="Standard">Each <text:span text:style-name="T2">bag</text:span> has the following <text:span text:style-name="T2">behavior</text:span>:</text:p>
      <text:list xml:id="list3566235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void AddItem(Item item)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If the current load + the weight of the item attempted to be added is <text:span text:style-name="T2">greater than </text:span>the bag’s <text:span text:style-name="T2">capacity</text:span>, throw an <text:span text:style-name="Code_20_Char">InvalidOperationException</text:span><text:span text:style-name="T2"> </text:span>with the message “<text:span text:style-name="Code_20_Char">Bag is full!</text:span>”</text:p>
      <text:p text:style-name="Standard">If the check passes, the <text:span text:style-name="T2">item</text:span> is added to the <text:span text:style-name="T2">bag</text:span>.</text:p>
      <text:list xml:id="list3565230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Item GetItem(string name)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If no items exist in the bag, throw an <text:span text:style-name="Code_20_Char">InvalidOperationException</text:span> with the message “<text:span text:style-name="Code_20_Char">Bag is empty!</text:span>”</text:p>
      <text:p text:style-name="Standard">If an item with that <text:span text:style-name="T2">name</text:span> <text:span text:style-name="T2">doesn’t exist </text:span>in the bag, throw an <text:span text:style-name="Code_20_Char">ArgumentException</text:span> with the message “<text:span text:style-name="Code_20_Char">No item with name {name} in bag!</text:span>”</text:p>
      <text:p text:style-name="Standard">If both checks pass, the <text:span text:style-name="T2">item</text:span> is removed from the <text:span text:style-name="T2">bag </text:span>and <text:span text:style-name="T2">returned </text:span>to the <text:span text:style-name="T2">caller</text:span>.</text:p>
      <text:list xml:id="list3566435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oft-page-break/>Constructor</text:h>
                    </text:list-item>
                  </text:list>
                </text:list-item>
              </text:list>
            </text:list-item>
          </text:list>
        </text:list-item>
      </text:list>
      <text:p text:style-name="Standard">A <text:span text:style-name="T2">Bag</text:span> should take the following values upon initialization:</text:p>
      <text:p text:style-name="Standard"><text:span text:style-name="T10">int</text:span><text:span text:style-name="T14"> capacity</text:span></text:p>
      <text:list xml:id="list35660906" text:continue-numbering="true" text:style-name="Outline">
        <text:list-item>
          <text:list>
            <text:list-item>
              <text:list>
                <text:list-item>
                  <text:h text:style-name="Heading_20_3" text:outline-level="3">Backpack</text:h>
                </text:list-item>
              </text:list>
            </text:list-item>
          </text:list>
        </text:list-item>
      </text:list>
      <text:p text:style-name="Standard">This is a <text:span text:style-name="T2">type of bag </text:span>with 100 capacity.</text:p>
      <text:list xml:id="list35654330" text:continue-numbering="true" text:style-name="Outline">
        <text:list-item>
          <text:list>
            <text:list-item>
              <text:list>
                <text:list-item>
                  <text:h text:style-name="Heading_20_3" text:outline-level="3">Satchel</text:h>
                </text:list-item>
              </text:list>
            </text:list-item>
          </text:list>
        </text:list-item>
      </text:list>
      <text:p text:style-name="Standard">This is a <text:span text:style-name="T2">type of bag </text:span>with 20 capacity.</text:p>
      <text:list xml:id="list35661609" text:continue-numbering="true" text:style-name="Outline">
        <text:list-item>
          <text:list>
            <text:list-item>
              <text:list>
                <text:list-item>
                  <text:h text:style-name="P1" text:outline-level="3">Character</text:h>
                </text:list-item>
              </text:list>
            </text:list-item>
          </text:list>
        </text:list-item>
      </text:list>
      <text:p text:style-name="Standard">This is a <text:span text:style-name="T2">base class</text:span> for any <text:span text:style-name="T2">characters</text:span> and it <text:span text:style-name="T2">should not be able to be instantiated</text:span>.</text:p>
      <text:list xml:id="list3565368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Data</text:h>
                    </text:list-item>
                  </text:list>
                </text:list-item>
              </text:list>
            </text:list-item>
          </text:list>
        </text:list-item>
      </text:list>
      <text:list xml:id="list8418533407765182919" text:style-name="WWNum29">
        <text:list-item>
          <text:p text:style-name="P10"><text:span text:style-name="Code_20_Char">Name </text:span>– a <text:span text:style-name="T2">string (cannot be null or whitespace)</text:span>.</text:p>
          <text:list>
            <text:list-item>
              <text:p text:style-name="P10"><text:span text:style-name="T2">Throw an ArgumentException with the message “Name cannot be null or whitespace!”</text:span></text:p>
            </text:list-item>
          </text:list>
        </text:list-item>
        <text:list-item>
          <text:p text:style-name="P10"><text:span text:style-name="T12">BaseHealth</text:span> – a <text:span text:style-name="T2">floating-point number</text:span></text:p>
        </text:list-item>
        <text:list-item>
          <text:p text:style-name="P10"><text:span text:style-name="Code_20_Char">Health</text:span> – a <text:span text:style-name="T2">floating-point number </text:span>(current health).</text:p>
          <text:list>
            <text:list-item>
              <text:p text:style-name="P10">Health maxes out at <text:span text:style-name="T2">BaseHealth</text:span> and mins out at 0. </text:p>
            </text:list-item>
          </text:list>
        </text:list-item>
        <text:list-item>
          <text:p text:style-name="P10"><text:span text:style-name="T12">BaseArmor</text:span> – a <text:span text:style-name="T2">floating-point number</text:span></text:p>
        </text:list-item>
        <text:list-item>
          <text:p text:style-name="P10"><text:span text:style-name="Code_20_Char">Armor</text:span> – a <text:span text:style-name="T2">floating-point number </text:span>(current armor)</text:p>
          <text:list>
            <text:list-item>
              <text:p text:style-name="P10">Armor maxes out at <text:span text:style-name="T2">BaseArmor</text:span> and mins out at 0.</text:p>
            </text:list-item>
          </text:list>
        </text:list-item>
        <text:list-item>
          <text:p text:style-name="P10"><text:span text:style-name="T12">AbilityPoints</text:span> – a <text:span text:style-name="T2">floating-point number</text:span></text:p>
        </text:list-item>
        <text:list-item>
          <text:p text:style-name="P10"><text:span text:style-name="Code_20_Char"><text:span text:style-name="T26">Bag</text:span></text:span><text:span text:style-name="T26"> – a parameter of type </text:span><text:span text:style-name="T3">Bag</text:span></text:p>
        </text:list-item>
        <text:list-item>
          <text:p text:style-name="P10"><text:span text:style-name="Code_20_Char">Faction</text:span> – a constant value with <text:span text:style-name="T2">2 possible values</text:span>: <text:span text:style-name="T2">CSharp</text:span> and <text:span text:style-name="T2">Java</text:span></text:p>
        </text:list-item>
        <text:list-item>
          <text:p text:style-name="P10"><text:span text:style-name="Code_20_Char">IsAlive</text:span> – boolean value (default value: <text:span text:style-name="Code_20_Char">True</text:span>)</text:p>
        </text:list-item>
        <text:list-item>
          <text:p text:style-name="P10"><text:span text:style-name="Code_20_Char">RestHealMultiplier</text:span><text:span text:style-name="T2"> </text:span>– a <text:span text:style-name="T2">floating-point number</text:span> (default: <text:span text:style-name="T2">0.2</text:span>), <text:span text:style-name="T2">could be overriden</text:span></text:p>
        </text:list-item>
      </text:list>
      <text:list xml:id="list35656899" text:continue-list="list35653684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Behavior</text:h>
                    </text:list-item>
                  </text:list>
                </text:list-item>
              </text:list>
            </text:list-item>
          </text:list>
        </text:list-item>
      </text:list>
      <text:p text:style-name="Standard">Each <text:span text:style-name="T2">character</text:span> has the following <text:span text:style-name="T2">behavior</text:span>:</text:p>
      <text:list xml:id="list3566181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void TakeDamage(double hitPoints)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For a character to take damage, they need to <text:span text:style-name="T2">be alive</text:span>.</text:p>
      <text:p text:style-name="Standard">The character takes damage equal to the <text:span text:style-name="T2">hit points</text:span>. Taking damage works like so:</text:p>
      <text:p text:style-name="Standard">The character’s <text:span text:style-name="T2">armor </text:span>is <text:span text:style-name="T2">reduced</text:span> by the <text:span text:style-name="T2">hit point amount</text:span>, then if there are <text:span text:style-name="T2">still hit points left</text:span>, they take that amount of <text:span text:style-name="T2">health damage</text:span>.</text:p>
      <text:p text:style-name="Standard">If the character’s <text:span text:style-name="T2">health</text:span> drops to <text:span text:style-name="T2">zero</text:span>, the character <text:span text:style-name="T2">dies </text:span>(<text:span text:style-name="Code_20_Char">IsAlive</text:span> become <text:span text:style-name="T2">false</text:span>)</text:p>
      <text:p text:style-name="Standard">Example: Health: <text:span text:style-name="T2">100</text:span>, Armor: <text:span text:style-name="T2">30</text:span>, Hit Points: <text:span text:style-name="T2">40</text:span> <text:span text:style-name="T19"></text:span> Health: <text:span text:style-name="T2">90</text:span>, Armor: <text:span text:style-name="T2">0</text:span></text:p>
      <text:list xml:id="list3566284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void Rest()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For a character to rest, they need to <text:span text:style-name="T2">be alive</text:span>.</text:p>
      <text:p text:style-name="Standard">The character’s <text:span text:style-name="T2">health</text:span> increases by their <text:span text:style-name="Code_20_Char">BaseHealth</text:span>, multiplied by their <text:span text:style-name="Code_20_Char">RestHealMultiplier</text:span></text:p>
      <text:p text:style-name="Standard">Example: <text:span text:style-name="Code_20_Char">Health</text:span>: <text:span text:style-name="T2">50</text:span>, <text:span text:style-name="Code_20_Char">BaseHealth</text:span>: <text:span text:style-name="T2">100</text:span>, <text:span text:style-name="Code_20_Char">RestHealMultiplier</text:span>: <text:span text:style-name="T2">0.2</text:span> <text:span text:style-name="T19"></text:span> <text:span text:style-name="Code_20_Char">Health</text:span>: 50 + (100 * 0.2) <text:span text:style-name="T19"></text:span> 70</text:p>
      <text:list xml:id="list3564709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<text:soft-page-break/>void UseItem(Item item)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For a character to use an item, they need to be <text:span text:style-name="T2">alive</text:span>.</text:p>
      <text:p text:style-name="Standard">The item affects the character with the item effect.</text:p>
      <text:list xml:id="list3564465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void UseItemOn(Item item, Character character)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For a character to use an item on another character, <text:span text:style-name="T2">both of them</text:span> need to be <text:span text:style-name="T2">alive</text:span>.</text:p>
      <text:p text:style-name="Standard">The item affects the targeted character with the item effect.</text:p>
      <text:list xml:id="list3565440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vo<text:span text:style-name="Heading_20_5_20_Char"><text:span text:style-name="T2">id GiveCharacterItem(Item item, Character character)</text:span>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For a character to give another character an item, <text:span text:style-name="T2">both of them </text:span>need to be <text:span text:style-name="T2">alive</text:span>.</text:p>
      <text:p text:style-name="Standard">The targeted character <text:span text:style-name="T2">receives the item</text:span>.</text:p>
      <text:list xml:id="list3564840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void ReceiveItem(Item item)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For a character to receive an item, they need to be <text:span text:style-name="T2">alive</text:span>.</text:p>
      <text:p text:style-name="Standard">The character puts the <text:span text:style-name="T2">item</text:span> into their <text:span text:style-name="T2">bag</text:span>.</text:p>
      <text:list xml:id="list3565255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Constructor</text:h>
                    </text:list-item>
                  </text:list>
                </text:list-item>
              </text:list>
            </text:list-item>
          </text:list>
        </text:list-item>
      </text:list>
      <text:p text:style-name="Standard">A <text:span text:style-name="T2">character</text:span> should take the following values upon initialization:</text:p>
      <text:p text:style-name="Standard"><text:span text:style-name="T10">string</text:span><text:span text:style-name="T14"> name, </text:span><text:span text:style-name="T10">double</text:span><text:span text:style-name="T14"> health, </text:span><text:span text:style-name="T10">double</text:span><text:span text:style-name="T14"> armor, </text:span><text:span text:style-name="T10">double</text:span><text:span text:style-name="T14"> abilityPoints, Bag bag, Faction faction</text:span></text:p>
      <text:list xml:id="list35661297" text:continue-numbering="true" text:style-name="Outline">
        <text:list-item>
          <text:list>
            <text:list-item>
              <text:list>
                <text:list-item>
                  <text:h text:style-name="Heading_20_3" text:outline-level="3">IAttackable</text:h>
                </text:list-item>
              </text:list>
            </text:list-item>
          </text:list>
        </text:list-item>
      </text:list>
      <text:p text:style-name="Standard">A <text:span text:style-name="T2">contract</text:span> for any class that <text:span text:style-name="T2">implements it</text:span>, that includes an “<text:span text:style-name="Code_20_Char">Attack(Character character)</text:span>” method</text:p>
      <text:list xml:id="list35648769" text:continue-numbering="true" text:style-name="Outline">
        <text:list-item>
          <text:list>
            <text:list-item>
              <text:list>
                <text:list-item>
                  <text:h text:style-name="Heading_20_3" text:outline-level="3">IHealable</text:h>
                </text:list-item>
              </text:list>
            </text:list-item>
          </text:list>
        </text:list-item>
      </text:list>
      <text:p text:style-name="Standard">A <text:span text:style-name="T2">contract</text:span> for any class that <text:span text:style-name="T2">implements it</text:span>, that includes a “<text:span text:style-name="Code_20_Char">Heal(Character character)</text:span>” method</text:p>
      <text:list xml:id="list35659161" text:continue-numbering="true" text:style-name="Outline">
        <text:list-item>
          <text:list>
            <text:list-item>
              <text:list>
                <text:list-item>
                  <text:h text:style-name="Heading_20_3" text:outline-level="3">Warrior</text:h>
                </text:list-item>
              </text:list>
            </text:list-item>
          </text:list>
        </text:list-item>
      </text:list>
      <text:p text:style-name="Standard">The <text:span text:style-name="T2">Warrior</text:span> is a special class, who can <text:span text:style-name="T2">attack</text:span> other characters.</text:p>
      <text:list xml:id="list3565156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Data</text:h>
                    </text:list-item>
                  </text:list>
                </text:list-item>
              </text:list>
            </text:list-item>
          </text:list>
        </text:list-item>
      </text:list>
      <text:p text:style-name="Standard">The Warrior class always has <text:span text:style-name="T2">100 Base Health</text:span>, <text:span text:style-name="T2">50 Base Armor</text:span>, <text:span text:style-name="T2">40 Ability Points</text:span>, and a <text:span text:style-name="T2">Satchel</text:span> as a bag.</text:p>
      <text:list xml:id="list3566295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Constructor</text:h>
                    </text:list-item>
                  </text:list>
                </text:list-item>
              </text:list>
            </text:list-item>
          </text:list>
        </text:list-item>
      </text:list>
      <text:p text:style-name="Standard">The <text:span text:style-name="T2">Warrior </text:span>only needs a <text:span text:style-name="T2">name </text:span>and a <text:span text:style-name="T2">faction</text:span> for initialization:</text:p>
      <text:p text:style-name="Standard"><text:span text:style-name="T10">string</text:span><text:span text:style-name="T14"> name, Faction faction</text:span></text:p>
      <text:list xml:id="list3566529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Behavior</text:h>
                    </text:list-item>
                  </text:list>
                </text:list-item>
              </text:list>
            </text:list-item>
          </text:list>
        </text:list-item>
      </text:list>
      <text:p text:style-name="Standard">The warrior only has <text:span text:style-name="T2">one special behavior</text:span> (every other behavior is <text:span text:style-name="T2">inherited</text:span>):</text:p>
      <text:list xml:id="list3565654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void Attack(Character character)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For a character to attack another character, <text:span text:style-name="T2">both of them need to be alive</text:span>.</text:p>
      <text:p text:style-name="Standard">If the character they are trying to attack is the same character, throw an <text:span text:style-name="Code_20_Char">InvalidOperationException</text:span> with the message “<text:span text:style-name="Code_20_Char">Cannot attack self!</text:span>”</text:p>
      <text:p text:style-name="Standard">If the character the character is attacking is from the <text:span text:style-name="T2">same faction</text:span>, throw an <text:span text:style-name="Code_20_Char">ArgumentException</text:span> with the message “<text:span text:style-name="Code_20_Char">Friendly fire! Both characters are from {faction} faction!</text:span>”</text:p>
      <text:p text:style-name="Standard"><text:soft-page-break/>If all of those checks pass, the <text:span text:style-name="T2">receiving character takes damage</text:span> with <text:span text:style-name="T2">hit points</text:span> equal to the <text:span text:style-name="T2">attacking character’s</text:span> <text:span text:style-name="T2">ability points</text:span>.</text:p>
      <text:list xml:id="list35643056" text:continue-numbering="true" text:style-name="Outline">
        <text:list-item>
          <text:list>
            <text:list-item>
              <text:list>
                <text:list-item>
                  <text:h text:style-name="Heading_20_3" text:outline-level="3">Cleric</text:h>
                </text:list-item>
              </text:list>
            </text:list-item>
          </text:list>
        </text:list-item>
      </text:list>
      <text:p text:style-name="Standard">The <text:span text:style-name="T2">Cleric</text:span> is a special class, who can <text:span text:style-name="T2">heal</text:span> other characters.</text:p>
      <text:list xml:id="list3565903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Data</text:h>
                    </text:list-item>
                  </text:list>
                </text:list-item>
              </text:list>
            </text:list-item>
          </text:list>
        </text:list-item>
      </text:list>
      <text:p text:style-name="P13">The Cleric class always has <text:span text:style-name="T2">50 Base Health</text:span>, <text:span text:style-name="T2">25 Base Armor</text:span>, <text:span text:style-name="T2">40 Ability Points</text:span>, and a <text:span text:style-name="T2">Backpack</text:span> as a bag.</text:p>
      <text:p text:style-name="P13">The cleric’s <text:span text:style-name="Code_20_Char">RestHealMultiplier</text:span> is <text:span text:style-name="T2">0.5</text:span>.</text:p>
      <text:list xml:id="list3567323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Constructor</text:h>
                    </text:list-item>
                  </text:list>
                </text:list-item>
              </text:list>
            </text:list-item>
          </text:list>
        </text:list-item>
      </text:list>
      <text:p text:style-name="Standard">The <text:span text:style-name="T2">Cleric </text:span>only needs a <text:span text:style-name="T2">name </text:span>and a <text:span text:style-name="T2">faction</text:span> for initialization:</text:p>
      <text:p text:style-name="Standard"><text:span text:style-name="T10">string</text:span><text:span text:style-name="T14"> name, Faction faction</text:span></text:p>
      <text:list xml:id="list3565826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Behavior</text:h>
                    </text:list-item>
                  </text:list>
                </text:list-item>
              </text:list>
            </text:list-item>
          </text:list>
        </text:list-item>
      </text:list>
      <text:p text:style-name="Standard">The cleric only has <text:span text:style-name="T2">one special behavior</text:span> (every other behavior is <text:span text:style-name="T2">inherited</text:span>):</text:p>
      <text:list xml:id="list3564988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void Heal(Character character)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For a character to heal another character, <text:span text:style-name="T2">both of them need to be alive</text:span>.</text:p>
      <text:p text:style-name="Standard">If the character the character is healing is from a <text:span text:style-name="T2">different faction</text:span>, throw an <text:span text:style-name="Code_20_Char">InvalidOperationException</text:span> with the message “<text:span text:style-name="Code_20_Char">Cannot heal enemy character!</text:span>”</text:p>
      <text:p text:style-name="Standard">If both of those checks pass, the <text:span text:style-name="T2">receiving character’s health increases by the healer’s ability points</text:span>.</text:p>
      <text:list xml:id="list35664385" text:continue-numbering="true" text:style-name="Outline">
        <text:list-item>
          <text:list>
            <text:list-item>
              <text:h text:style-name="Heading_20_2" text:outline-level="2">Task 2: Business Logic (200 points)</text:h>
              <text:list>
                <text:list-item>
                  <text:h text:style-name="Heading_20_3" text:outline-level="3">The Controller Class</text:h>
                </text:list-item>
              </text:list>
            </text:list-item>
          </text:list>
        </text:list-item>
      </text:list>
      <text:p text:style-name="Standard">The business logic of the program should be concentrated around several <text:span text:style-name="T2">commands</text:span>. Implement a class called <text:span text:style-name="Code_20_Char">DungeonMaster</text:span>, which will hold the <text:span text:style-name="T2">main functionality</text:span>.</text:p>
      <text:p text:style-name="Standard">The Dungeon Master keeps track of the <text:span text:style-name="T2">character party</text:span> and the <text:span text:style-name="T2">item pool</text:span> (the items in the game, which can be picked up). It also keeps track of the <text:span text:style-name="T2">last survivor’s consecutive rounds (explained below)</text:span>.</text:p>
      <text:p text:style-name="Standard"><text:span text:style-name="T9">Note: The </text:span><text:span text:style-name="Code_20_Char"><text:span text:style-name="T8">DungeonMaster</text:span></text:span><text:span text:style-name="T9"> class SHOULD NOT handle exceptions! The tests are designed to expect exceptions, not messages!</text:span></text:p>
      <text:p text:style-name="Standard">The main functionality is represented by these <text:span text:style-name="T2">public</text:span> <text:span text:style-name="T2">methods</text:span>: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6">DungeonMaster.cs</text:p>
          </table:table-cell>
        </table:table-row>
        <table:table-row table:style-name="Таблица1.2">
          <table:table-cell table:style-name="Таблица1.A2" office:value-type="string">
            <text:p text:style-name="P16"><text:span text:style-name="T11">public</text:span><text:span text:style-name="T15"> </text:span><text:span text:style-name="T11">string</text:span><text:span text:style-name="T15"> JoinParty(</text:span><text:span text:style-name="T11">string</text:span><text:span text:style-name="T15">[] args)</text:span></text:p>
            <text:p text:style-name="P16"><text:span text:style-name="T15">{</text:span></text:p>
            <text:p text:style-name="P16"><text:span text:style-name="T15"><text:s text:c="4"/></text:span><text:span text:style-name="T11">throw</text:span><text:span text:style-name="T15"> </text:span><text:span text:style-name="T11">new</text:span><text:span text:style-name="T15"> </text:span><text:span text:style-name="T24">NotImplementedException</text:span><text:span text:style-name="T15">();</text:span></text:p>
            <text:p text:style-name="P16"><text:span text:style-name="T15">}</text:span></text:p>
            <text:p text:style-name="P15"/>
            <text:p text:style-name="P16"><text:span text:style-name="T11">public</text:span><text:span text:style-name="T15"> </text:span><text:span text:style-name="T11">string</text:span><text:span text:style-name="T15"> AddItemToPool(</text:span><text:span text:style-name="T11">string</text:span><text:span text:style-name="T15">[] args)</text:span></text:p>
            <text:p text:style-name="P16"><text:span text:style-name="T15">{</text:span></text:p>
            <text:p text:style-name="P16"><text:span text:style-name="T15"><text:s text:c="4"/></text:span><text:span text:style-name="T11">throw</text:span><text:span text:style-name="T15"> </text:span><text:span text:style-name="T11">new</text:span><text:span text:style-name="T15"> </text:span><text:span text:style-name="T24">NotImplementedException</text:span><text:span text:style-name="T15">();</text:span></text:p>
            <text:p text:style-name="P16"><text:span text:style-name="T15">}</text:span></text:p>
            <text:p text:style-name="P15"/>
            <text:p text:style-name="P16"><text:span text:style-name="T11">public</text:span><text:span text:style-name="T15"> </text:span><text:span text:style-name="T11">string</text:span><text:span text:style-name="T15"> PickUpItem(</text:span><text:span text:style-name="T11">string</text:span><text:span text:style-name="T15">[] args)</text:span></text:p>
            <text:p text:style-name="P16"><text:span text:style-name="T15">{</text:span></text:p>
            <text:p text:style-name="P16"><text:span text:style-name="T15"><text:s text:c="4"/></text:span><text:span text:style-name="T11">throw</text:span><text:span text:style-name="T15"> </text:span><text:span text:style-name="T11">new</text:span><text:span text:style-name="T15"> </text:span><text:span text:style-name="T24">NotImplementedException</text:span><text:span text:style-name="T15">();</text:span></text:p>
            <text:p text:style-name="P16"><text:soft-page-break/><text:span text:style-name="T15">}</text:span></text:p>
            <text:p text:style-name="P15"/>
            <text:p text:style-name="P16"><text:span text:style-name="T11">public</text:span><text:span text:style-name="T15"> </text:span><text:span text:style-name="T11">string</text:span><text:span text:style-name="T15"> UseItem(</text:span><text:span text:style-name="T11">string</text:span><text:span text:style-name="T15">[] args)</text:span></text:p>
            <text:p text:style-name="P16"><text:span text:style-name="T15">{</text:span></text:p>
            <text:p text:style-name="P16"><text:span text:style-name="T15"><text:s text:c="4"/></text:span><text:span text:style-name="T11">throw</text:span><text:span text:style-name="T15"> </text:span><text:span text:style-name="T11">new</text:span><text:span text:style-name="T15"> </text:span><text:span text:style-name="T24">NotImplementedException</text:span><text:span text:style-name="T15">();</text:span></text:p>
            <text:p text:style-name="P16"><text:span text:style-name="T15">}</text:span></text:p>
            <text:p text:style-name="P15"/>
            <text:p text:style-name="P16"><text:span text:style-name="T11">public</text:span><text:span text:style-name="T15"> </text:span><text:span text:style-name="T11">string</text:span><text:span text:style-name="T15"> UseItemOn(</text:span><text:span text:style-name="T11">string</text:span><text:span text:style-name="T15">[] args)</text:span></text:p>
            <text:p text:style-name="P16"><text:span text:style-name="T15">{</text:span></text:p>
            <text:p text:style-name="P16"><text:span text:style-name="T15"><text:s text:c="4"/></text:span><text:span text:style-name="T11">throw</text:span><text:span text:style-name="T15"> </text:span><text:span text:style-name="T11">new</text:span><text:span text:style-name="T15"> </text:span><text:span text:style-name="T24">NotImplementedException</text:span><text:span text:style-name="T15">();</text:span></text:p>
            <text:p text:style-name="P16"><text:span text:style-name="T15">}</text:span></text:p>
            <text:p text:style-name="P15"/>
            <text:p text:style-name="P16"><text:span text:style-name="T11">public</text:span><text:span text:style-name="T15"> </text:span><text:span text:style-name="T11">string</text:span><text:span text:style-name="T15"> GiveCharacterItem(</text:span><text:span text:style-name="T11">string</text:span><text:span text:style-name="T15">[] args)</text:span></text:p>
            <text:p text:style-name="P16"><text:span text:style-name="T15">{</text:span></text:p>
            <text:p text:style-name="P16"><text:span text:style-name="T15"><text:s text:c="4"/></text:span><text:span text:style-name="T11">throw</text:span><text:span text:style-name="T15"> </text:span><text:span text:style-name="T11">new</text:span><text:span text:style-name="T15"> </text:span><text:span text:style-name="T24">NotImplementedException</text:span><text:span text:style-name="T15">();</text:span></text:p>
            <text:p text:style-name="P16"><text:span text:style-name="T15">}</text:span></text:p>
            <text:p text:style-name="P15"/>
            <text:p text:style-name="P16"><text:span text:style-name="T11">public</text:span><text:span text:style-name="T15"> </text:span><text:span text:style-name="T11">string</text:span><text:span text:style-name="T15"> GetStats()</text:span></text:p>
            <text:p text:style-name="P16"><text:span text:style-name="T15">{</text:span></text:p>
            <text:p text:style-name="P16"><text:span text:style-name="T15"><text:s text:c="4"/></text:span><text:span text:style-name="T11">throw</text:span><text:span text:style-name="T15"> </text:span><text:span text:style-name="T11">new</text:span><text:span text:style-name="T15"> </text:span><text:span text:style-name="T24">NotImplementedException</text:span><text:span text:style-name="T15">();</text:span></text:p>
            <text:p text:style-name="P16"><text:span text:style-name="T15">}</text:span></text:p>
            <text:p text:style-name="P15"/>
            <text:p text:style-name="P16"><text:span text:style-name="T11">public</text:span><text:span text:style-name="T15"> </text:span><text:span text:style-name="T11">string</text:span><text:span text:style-name="T15"> Attack(</text:span><text:span text:style-name="T11">string</text:span><text:span text:style-name="T15">[] args)</text:span></text:p>
            <text:p text:style-name="P16"><text:span text:style-name="T15">{</text:span></text:p>
            <text:p text:style-name="P16"><text:span text:style-name="T15"><text:s text:c="4"/></text:span><text:span text:style-name="T11">throw</text:span><text:span text:style-name="T15"> </text:span><text:span text:style-name="T11">new</text:span><text:span text:style-name="T15"> </text:span><text:span text:style-name="T24">NotImplementedException</text:span><text:span text:style-name="T15">();</text:span></text:p>
            <text:p text:style-name="P16"><text:span text:style-name="T15">}</text:span></text:p>
            <text:p text:style-name="P15"/>
            <text:p text:style-name="P16"><text:span text:style-name="T11">public</text:span><text:span text:style-name="T15"> </text:span><text:span text:style-name="T11">string</text:span><text:span text:style-name="T15"> Heal(</text:span><text:span text:style-name="T11">string</text:span><text:span text:style-name="T15">[] args)</text:span></text:p>
            <text:p text:style-name="P16"><text:span text:style-name="T15">{</text:span></text:p>
            <text:p text:style-name="P16"><text:span text:style-name="T11"><text:s text:c="4"/>throw</text:span><text:span text:style-name="T15"> </text:span><text:span text:style-name="T11">new</text:span><text:span text:style-name="T15"> </text:span><text:span text:style-name="T24">NotImplementedException</text:span><text:span text:style-name="T15">();</text:span></text:p>
            <text:p text:style-name="P16"><text:span text:style-name="T15">}</text:span></text:p>
            <text:p text:style-name="P15"/>
            <text:p text:style-name="P16"><text:span text:style-name="T11">public</text:span><text:span text:style-name="T15"> </text:span><text:span text:style-name="T11">string</text:span><text:span text:style-name="T15"> EndTurn(</text:span><text:span text:style-name="T11">string</text:span><text:span text:style-name="T15">[] args)</text:span></text:p>
            <text:p text:style-name="P16"><text:span text:style-name="T15">{</text:span></text:p>
            <text:p text:style-name="P16"><text:span text:style-name="T15"><text:s text:c="4"/></text:span><text:span text:style-name="T11">throw</text:span><text:span text:style-name="T15"> </text:span><text:span text:style-name="T11">new</text:span><text:span text:style-name="T15"> </text:span><text:span text:style-name="T24">NotImplementedException</text:span><text:span text:style-name="T15">();</text:span></text:p>
            <text:p text:style-name="P16"><text:span text:style-name="T15">}</text:span></text:p>
            <text:p text:style-name="P15"/>
            <text:p text:style-name="P16"><text:span text:style-name="T11">public</text:span><text:span text:style-name="T15"> </text:span><text:span text:style-name="T11">bool</text:span><text:span text:style-name="T15"> IsGameOver()</text:span></text:p>
            <text:p text:style-name="P16"><text:span text:style-name="T15">{</text:span></text:p>
            <text:p text:style-name="P16"><text:span text:style-name="T11"><text:s text:c="5"/>throw</text:span><text:span text:style-name="T15"> </text:span><text:span text:style-name="T11">new</text:span><text:span text:style-name="T15"> </text:span><text:span text:style-name="T24">NotImplementedException</text:span><text:span text:style-name="T15">();</text:span></text:p>
            <text:p text:style-name="P4"><text:span text:style-name="T17">}</text:span></text:p>
          </table:table-cell>
        </table:table-row>
      </table:table>
      <text:p text:style-name="Standard"><text:span text:style-name="T2">NOTE: DungeonMaster class </text:span>methods are called from the outside so these methods <text:span text:style-name="T2">must</text:span> <text:span text:style-name="T2">NOT</text:span> receive the command parameter (the <text:span text:style-name="T2">first argument</text:span> from the input line) as part of the arguments!</text:p>
      <text:p text:style-name="Standard"><text:span text:style-name="T2">ALSO NOTE: The </text:span><text:span text:style-name="Code_20_Char">DungeonMaster</text:span> <text:span text:style-name="T2">class should not handle any exceptions. That should be the responsibility of the class, which reads the commands and passes them to the </text:span><text:span text:style-name="Code_20_Char">DungeonMaster</text:span><text:span text:style-name="T2">. </text:span></text:p>
      <text:list xml:id="list35656598" text:continue-numbering="true" text:style-name="Outline">
        <text:list-item>
          <text:list>
            <text:list-item>
              <text:list>
                <text:list-item>
                  <text:h text:style-name="Heading_20_3" text:outline-level="3">Commands</text:h>
                </text:list-item>
              </text:list>
            </text:list-item>
          </text:list>
        </text:list-item>
      </text:list>
      <text:p text:style-name="Standard">There are several commands that control the business logic of the application and you are supposed to build. <text:line-break/>They are stated below.</text:p>
      <text:list xml:id="list3564324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JoinParty Command</text:h>
                      <text:list>
                        <text:list-item>
                          <text:h text:style-name="Heading_20_5" text:outline-level="5">Parameters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663155125314940852" text:style-name="WWNum18">
        <text:list-item>
          <text:p text:style-name="P11"><text:span text:style-name="Code_20_Char">faction</text:span> – a <text:span text:style-name="T2">string</text:span></text:p>
        </text:list-item>
        <text:list-item>
          <text:p text:style-name="P11"><text:span text:style-name="Code_20_Char">characterType</text:span> – <text:span text:style-name="T2">string</text:span></text:p>
        </text:list-item>
        <text:list-item>
          <text:p text:style-name="P11"><text:span text:style-name="Code_20_Char">name</text:span> – <text:span text:style-name="T2">string</text:span></text:p>
        </text:list-item>
      </text:list>
      <text:list xml:id="list35664038" text:continue-list="list35643247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Functionality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2">Creates a character</text:span> and <text:span text:style-name="T2">adds them</text:span> to the <text:span text:style-name="T2">party</text:span>.</text:p>
      <text:p text:style-name="Standard">If the <text:span text:style-name="T2">faction</text:span> is invalid, throw an <text:span text:style-name="Code_20_Char">ArgumentException</text:span> with the message “<text:span text:style-name="Code_20_Char">Invalid faction "{faction}"!</text:span>”</text:p>
      <text:p text:style-name="Standard"><text:soft-page-break/>If the <text:span text:style-name="T2">character type </text:span>is invalid, throw an <text:span text:style-name="Code_20_Char">ArgumentException</text:span> with the message “<text:span text:style-name="Code_20_Char">Invalid character type "{characterType}"!</text:span>”</text:p>
      <text:p text:style-name="Standard">Returns the <text:span text:style-name="T2">string</text:span> “<text:span text:style-name="Code_20_Char">{name} joined the party!</text:span>”</text:p>
      <text:list xml:id="list3567088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AddItemToPool Command</text:h>
                      <text:list>
                        <text:list-item>
                          <text:h text:style-name="Heading_20_5" text:outline-level="5">Parameters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5654112" text:continue-list="list4663155125314940852" text:style-name="WWNum18">
        <text:list-item>
          <text:p text:style-name="P11"><text:span text:style-name="Code_20_Char">itemName</text:span> –<text:span text:style-name="T2">string</text:span></text:p>
        </text:list-item>
      </text:list>
      <text:list xml:id="list35665003" text:continue-list="list35670888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Functionality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2">Creates an item</text:span> and <text:span text:style-name="T2">adds it </text:span>to the <text:span text:style-name="T2">item pool</text:span>.</text:p>
      <text:p text:style-name="Standard">If the <text:span text:style-name="T2">item type</text:span> is <text:span text:style-name="T2">invalid</text:span>, throw an <text:span text:style-name="Code_20_Char">ArgumentException</text:span> with the message “<text:span text:style-name="Code_20_Char">"Invalid item "{name}"!</text:span>”</text:p>
      <text:p text:style-name="Standard">Returns the <text:span text:style-name="T2">string</text:span> “<text:span text:style-name="Code_20_Char">{itemName} added to pool.</text:span>”</text:p>
      <text:list xml:id="list3565475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PickUpItem Command</text:h>
                      <text:list>
                        <text:list-item>
                          <text:h text:style-name="Heading_20_5" text:outline-level="5">Parameters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5660145" text:continue-list="list35654112" text:style-name="WWNum18">
        <text:list-item>
          <text:p text:style-name="P11"><text:span text:style-name="Code_20_Char">characterName</text:span> – <text:span text:style-name="T2">string</text:span></text:p>
        </text:list-item>
      </text:list>
      <text:list xml:id="list35643485" text:continue-list="list35654752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Functionality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Makes the character with the specified name <text:span text:style-name="T2">pick up the last item in the item pool</text:span>.</text:p>
      <text:p text:style-name="Standard">If the character doesn’t exist in the <text:span text:style-name="T2">party</text:span>, throw an <text:span text:style-name="Code_20_Char">ArgumentException</text:span> with the message “<text:span text:style-name="Code_20_Char">Character {name} not found!</text:span>”</text:p>
      <text:p text:style-name="Standard">If there’s <text:span text:style-name="T2">no items left</text:span> in the pool, throw an <text:span text:style-name="Code_20_Char">InvalidOperationException</text:span> with the message “<text:span text:style-name="Code_20_Char">No items left in pool!</text:span>”</text:p>
      <text:p text:style-name="Standard">Returns the <text:span text:style-name="T2">string</text:span> “<text:span text:style-name="Code_20_Char">{characterName} picked up {itemName}!</text:span>”</text:p>
      <text:list xml:id="list3564606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UseItem Command</text:h>
                      <text:list>
                        <text:list-item>
                          <text:h text:style-name="Heading_20_5" text:outline-level="5">Parameters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5648556" text:continue-list="list35660145" text:style-name="WWNum18">
        <text:list-item>
          <text:p text:style-name="P11"><text:span text:style-name="Code_20_Char">characterName</text:span> – a <text:span text:style-name="T2">string</text:span></text:p>
        </text:list-item>
        <text:list-item>
          <text:p text:style-name="P11"><text:span text:style-name="Code_20_Char">itemName</text:span> – <text:span text:style-name="T2">string</text:span></text:p>
        </text:list-item>
      </text:list>
      <text:list xml:id="list35662283" text:continue-list="list35646063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Functionality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2">Makes the character</text:span> with that name use an <text:span text:style-name="T2">item with that name</text:span> <text:span text:style-name="T2">from their bag</text:span>.</text:p>
      <text:p text:style-name="Standard">If the character doesn’t exist in the <text:span text:style-name="T2">party</text:span>, throw an <text:span text:style-name="Code_20_Char">ArgumentException</text:span> with the message “<text:span text:style-name="Code_20_Char">Character {name} not found!</text:span>”</text:p>
      <text:p text:style-name="Standard">The rest of the exceptions should be processed by the called functionality (empty bag, etc.)</text:p>
      <text:p text:style-name="Standard">Returns the <text:span text:style-name="T2">string</text:span> “<text:span text:style-name="Code_20_Char">{character.Name} used {itemName}.</text:span>”</text:p>
      <text:list xml:id="list3564758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UseItemOn Command</text:h>
                      <text:list>
                        <text:list-item>
                          <text:h text:style-name="Heading_20_5" text:outline-level="5">Parameters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5653272" text:continue-list="list35648556" text:style-name="WWNum18">
        <text:list-item>
          <text:p text:style-name="P11"><text:span text:style-name="Code_20_Char">giverName</text:span> – a <text:span text:style-name="T2">string</text:span></text:p>
        </text:list-item>
        <text:list-item>
          <text:p text:style-name="P11"><text:span text:style-name="Code_20_Char">receiverName</text:span> – <text:span text:style-name="T2">string</text:span></text:p>
        </text:list-item>
        <text:list-item>
          <text:p text:style-name="P11"><text:span text:style-name="Code_20_Char">itemName</text:span> – <text:span text:style-name="T2">string</text:span></text:p>
        </text:list-item>
      </text:list>
      <text:list xml:id="list35644805" text:continue-list="list35647581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Functionality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2">Makes the giver</text:span> <text:span text:style-name="T2">get</text:span> an <text:span text:style-name="T2">item with that name</text:span> <text:span text:style-name="T2">from their bag</text:span> and <text:span text:style-name="T2">uses it on the receiving character</text:span>.</text:p>
      <text:p text:style-name="Standard"><text:soft-page-break/>Process any edge cases (giver not found, receiver not found, item not found, etc.) in the same way as in the above commands.</text:p>
      <text:p text:style-name="Standard">Returns the <text:span text:style-name="T2">string</text:span> “<text:span text:style-name="Code_20_Char">{giverName} used {itemName} on {receiverName}.</text:span>”</text:p>
      <text:list xml:id="list3565301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GiveCharacterItem Command</text:h>
                      <text:list>
                        <text:list-item>
                          <text:h text:style-name="Heading_20_5" text:outline-level="5">Parameters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5670465" text:continue-list="list35653272" text:style-name="WWNum18">
        <text:list-item>
          <text:p text:style-name="P11"><text:span text:style-name="Code_20_Char">giverName</text:span> – a <text:span text:style-name="T2">string</text:span></text:p>
        </text:list-item>
        <text:list-item>
          <text:p text:style-name="P11"><text:span text:style-name="Code_20_Char">receiverName</text:span> – <text:span text:style-name="T2">string</text:span></text:p>
        </text:list-item>
        <text:list-item>
          <text:p text:style-name="P11"><text:span text:style-name="Code_20_Char">itemName</text:span> – <text:span text:style-name="T2">string</text:span></text:p>
        </text:list-item>
      </text:list>
      <text:list xml:id="list35667789" text:continue-list="list35653015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Functionality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2">Makes the giver</text:span> <text:span text:style-name="T2">get</text:span> an <text:span text:style-name="T2">item with that name</text:span> <text:span text:style-name="T2">from their bag</text:span> and <text:span text:style-name="T2">gives it to the receiving character</text:span>.</text:p>
      <text:p text:style-name="Standard">Process any edge cases (giver not found, receiver not found, item not found, etc.) in the same way as in the above commands.</text:p>
      <text:p text:style-name="Standard">Returns the <text:span text:style-name="T2">string</text:span> “<text:span text:style-name="Code_20_Char">{giverName} gave {receiverName} {itemName}.</text:span>”</text:p>
      <text:list xml:id="list3567077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GetStats Command</text:h>
                      <text:list>
                        <text:list-item>
                          <text:h text:style-name="Heading_20_5" text:outline-level="5">Parameters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No parameters.</text:p>
      <text:list xml:id="list3565457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Functionality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Returns info about <text:span text:style-name="T2">all characters</text:span>, sorted by <text:span text:style-name="T2">whether</text:span> <text:span text:style-name="T2">they are alive</text:span> (<text:span text:style-name="T2">descending</text:span>), <text:span text:style-name="T2">then by</text:span> their <text:span text:style-name="T2">health</text:span> (<text:span text:style-name="T2">descending</text:span>)</text:p>
      <text:p text:style-name="Standard">The format of a single character is:</text:p>
      <text:p text:style-name="Code">{name} - HP: {health}/{baseHealth}, AP: {armor}/{baseArmor}, Status: {Alive/Dead}</text:p>
      <text:p text:style-name="Standard">Returns the formatted character info for each character, <text:span text:style-name="T2">separated by new lines</text:span>.</text:p>
      <text:list xml:id="list3564451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Attack Command</text:h>
                      <text:list>
                        <text:list-item>
                          <text:h text:style-name="Heading_20_5" text:outline-level="5">Parameters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5649563" text:continue-list="list35670465" text:style-name="WWNum18">
        <text:list-item>
          <text:p text:style-name="P11"><text:span text:style-name="Code_20_Char">attackerName</text:span> – a <text:span text:style-name="T2">string</text:span></text:p>
        </text:list-item>
        <text:list-item>
          <text:p text:style-name="P11"><text:span text:style-name="Code_20_Char">receiverName</text:span> – <text:span text:style-name="T2">string</text:span></text:p>
        </text:list-item>
      </text:list>
      <text:list xml:id="list35674309" text:continue-list="list35644514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Functionality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Makes the <text:span text:style-name="T2">attacker</text:span> <text:span text:style-name="T2">attack</text:span> the <text:span text:style-name="T2">receiver</text:span>.</text:p>
      <text:p text:style-name="Standard"><text:bookmark-start text:name="_GoBack"/><text:span text:style-name="T9">If any of the characters don’t exist in the party, throw exceptions with messages just like the above commands.</text:span></text:p>
      <text:p text:style-name="Standard"><text:bookmark-end text:name="_GoBack"/>If the <text:span text:style-name="T2">attacker cannot attack</text:span>, throw an <text:span text:style-name="Code_20_Char">ArgumentException</text:span> with the message “<text:span text:style-name="Code_20_Char">{attacker.Name} cannot attack!</text:span><text:bookmark-start text:name="_Hlk508726271"/>”<text:bookmark-end text:name="_Hlk508726271"/></text:p>
      <text:p text:style-name="Standard">The command output is in the following format:</text:p>
      <text:p text:style-name="Code">{attackerName} attacks {receiverName} for {attacker.AbilityPoints} hit points! {receiverName} has {receiverHealth}/{receiverBaseHealth} HP and {receiverArmor}/{receiverBaseArmor} AP left!</text:p>
      <text:p text:style-name="Standard">If the attacker ends up <text:span text:style-name="T2">killing</text:span> the receiver, add a <text:span text:style-name="T2">new line</text:span>, plus “<text:span text:style-name="Code_20_Char">{receiver.Name} is dead!</text:span>” to the output.</text:p>
      <text:p text:style-name="Standard">Returns the<text:span text:style-name="T2"> formatted string</text:span></text:p>
      <text:list xml:id="list3566873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oft-page-break/>Heal Command</text:h>
                      <text:list>
                        <text:list-item>
                          <text:h text:style-name="Heading_20_5" text:outline-level="5">Parameters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5651761" text:continue-list="list35649563" text:style-name="WWNum18">
        <text:list-item>
          <text:p text:style-name="P11"><text:span text:style-name="Code_20_Char">healerName</text:span> – a <text:span text:style-name="T2">string</text:span></text:p>
        </text:list-item>
        <text:list-item>
          <text:p text:style-name="P11"><text:span text:style-name="Code_20_Char">healingReceiverName</text:span> – <text:span text:style-name="T2">string</text:span></text:p>
        </text:list-item>
      </text:list>
      <text:list xml:id="list35663806" text:continue-list="list35668731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Functionality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Makes the <text:span text:style-name="T2">healer</text:span> <text:span text:style-name="T2">heal</text:span> the <text:span text:style-name="T2">healing</text:span> <text:span text:style-name="T2">receiver</text:span>.</text:p>
      <text:p text:style-name="Standard">If any of the characters don’t exist in the party, throw exceptions with messages just like the above commands.</text:p>
      <text:p text:style-name="Standard">If the <text:span text:style-name="T2">healer cannot heal</text:span>, throw an <text:span text:style-name="Code_20_Char">ArgumentException</text:span> with the message “<text:span text:style-name="Code_20_Char">{healerName} cannot heal!</text:span>”</text:p>
      <text:p text:style-name="Standard">The command <text:span text:style-name="T2">output</text:span> is in the following format:</text:p>
      <text:p text:style-name="Standard"><text:span text:style-name="T12">{healer.Name} heals {receiver.Name} for {healer.AbilityPoints}! {receiver.Name} has {receiver.Health} health now!</text:span></text:p>
      <text:p text:style-name="Standard">Returns the<text:span text:style-name="T2"> formatted string</text:span></text:p>
      <text:list xml:id="list3565631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EndTurn Command</text:h>
                      <text:list>
                        <text:list-item>
                          <text:h text:style-name="Heading_20_5" text:outline-level="5">Parameters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No parameters.</text:p>
      <text:list xml:id="list3564372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Functionality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Ends the turn. Several things happen when a turn ends.</text:p>
      <text:p text:style-name="Standard">First, each <text:span text:style-name="T2">alive </text:span>character <text:span text:style-name="T2">rests</text:span>. Then the line “<text:span text:style-name="Code_20_Char">{character.Name} rests ({healthBeforeRest} =&gt; {currentHealth})</text:span>” is added to the output.</text:p>
      <text:p text:style-name="Standard">If there are <text:span text:style-name="T2">one or zero</text:span> <text:span text:style-name="T2">alive</text:span> characters left, the <text:span text:style-name="T2">last survivor rounds </text:span>are <text:span text:style-name="T2">incremented by one</text:span>.</text:p>
      <text:p text:style-name="Standard">Returns all the “<text:span text:style-name="T2">x rests…</text:span>” commands, separated by new lines.</text:p>
      <text:list xml:id="list3565045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IsGameOver Command</text:h>
                      <text:list>
                        <text:list-item>
                          <text:h text:style-name="Heading_20_5" text:outline-level="5">Parameters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No parameters.</text:p>
      <text:list xml:id="list3565682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Functionality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If the <text:span text:style-name="T2">last survivor</text:span> survives <text:span text:style-name="T2">alone</text:span> <text:span text:style-name="T2">more than one round</text:span>, the game is <text:span text:style-name="T2">over</text:span>.</text:p>
      <text:p text:style-name="Standard">The command returns whether the game is over or not (<text:span text:style-name="Code_20_Char">true</text:span>/<text:span text:style-name="Code_20_Char">false</text:span>)</text:p>
      <text:list xml:id="list35642901" text:continue-numbering="true" text:style-name="Outline">
        <text:list-item>
          <text:list>
            <text:list-item>
              <text:h text:style-name="Heading_20_2" text:outline-level="2">Task 3: Input / Output (100 points)</text:h>
              <text:list>
                <text:list-item>
                  <text:h text:style-name="Heading_20_3" text:outline-level="3">Input</text:h>
                </text:list-item>
              </text:list>
            </text:list-item>
          </text:list>
        </text:list-item>
      </text:list>
      <text:list xml:id="list6233887526453117922" text:style-name="WWNum23">
        <text:list-item>
          <text:p text:style-name="P8">You will receive commands <text:span text:style-name="T2">until the game is over</text:span> or <text:span text:style-name="T2">until the command</text:span> you read <text:span text:style-name="T2">is</text:span> <text:span text:style-name="T2">null or empty</text:span>.</text:p>
        </text:list-item>
      </text:list>
      <text:p text:style-name="Standard">Below, you can see the <text:span text:style-name="T2">format</text:span> in which <text:span text:style-name="T2">each command</text:span> will be given in the input:</text:p>
      <text:list xml:id="list35660357" text:continue-list="list35651761" text:style-name="WWNum18">
        <text:list-item>
          <text:p text:style-name="P5">JoinParty {Java/CSharp} {class} {name}</text:p>
        </text:list-item>
        <text:list-item>
          <text:p text:style-name="P5">AddItemToPool {itemName}</text:p>
        </text:list-item>
        <text:list-item>
          <text:p text:style-name="P5">PickUpItem {characterName}</text:p>
        </text:list-item>
        <text:list-item>
          <text:p text:style-name="P5"><text:soft-page-break/>UseItem {characterName} {itemName}</text:p>
        </text:list-item>
        <text:list-item>
          <text:p text:style-name="P5">UseItemOn {giverName} {receiverName} {itemName}</text:p>
        </text:list-item>
        <text:list-item>
          <text:p text:style-name="P5">GiveCharacterItem {giverName} {receiverName} {itemName}</text:p>
        </text:list-item>
        <text:list-item>
          <text:p text:style-name="P5">GetStats</text:p>
        </text:list-item>
        <text:list-item>
          <text:p text:style-name="P5">Attack {attackerName} {attackTargetName}</text:p>
        </text:list-item>
        <text:list-item>
          <text:p text:style-name="P5">Heal {healerName} {healingTargetName}</text:p>
        </text:list-item>
        <text:list-item>
          <text:p text:style-name="P5">EndTurn</text:p>
        </text:list-item>
        <text:list-item>
          <text:p text:style-name="P5">IsGameOver</text:p>
        </text:list-item>
      </text:list>
      <text:list xml:id="list35658160" text:continue-list="list35642901" text:style-name="Outline">
        <text:list-item>
          <text:list>
            <text:list-item>
              <text:list>
                <text:list-item>
                  <text:h text:style-name="Heading_20_3" text:outline-level="3">Output</text:h>
                </text:list-item>
              </text:list>
            </text:list-item>
          </text:list>
        </text:list-item>
      </text:list>
      <text:p text:style-name="Standard">Print the output from each command when issued. When the game is over, print “<text:span text:style-name="Code_20_Char">Final stats:</text:span>” and the output from the <text:span text:style-name="Code_20_Char">GetStats</text:span> command.</text:p>
      <text:p text:style-name="Standard">If an exception is thrown during any of the commands’ execution, print:</text:p>
      <text:list xml:id="list35664567" text:continue-list="list35660357" text:style-name="WWNum18">
        <text:list-item>
          <text:p text:style-name="P7">“<text:span text:style-name="Code_20_Char">Parameter Error:</text:span> ” plus the message of the exception if it’s an <text:span text:style-name="Code_20_Char">ArgumentException</text:span></text:p>
        </text:list-item>
        <text:list-item>
          <text:p text:style-name="P7">“<text:span text:style-name="Code_20_Char">Invalid Operation:</text:span> ” plus the message of the exception if it’s an <text:span text:style-name="Code_20_Char">InvalidOperationException</text:span></text:p>
        </text:list-item>
      </text:list>
      <text:list xml:id="list35670083" text:continue-list="list35658160" text:style-name="Outline">
        <text:list-item>
          <text:list>
            <text:list-item>
              <text:list>
                <text:list-item>
                  <text:h text:style-name="Heading_20_3" text:outline-level="3">Constraints</text:h>
                </text:list-item>
              </text:list>
            </text:list-item>
          </text:list>
        </text:list-item>
      </text:list>
      <text:list xml:id="list6614085288465512161" text:style-name="WWNum11">
        <text:list-item>
          <text:p text:style-name="P9"><text:span text:style-name="T25">The commands will always be in the provided format.</text:span></text:p>
        </text:list-item>
      </text:list>
      <text:list xml:id="list35654250" text:continue-list="list35670083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7"><text:span text:style-name="T2">Input</text:span></text:p>
          </table:table-cell>
        </table:table-row>
        <table:table-row table:style-name="Таблица2.1">
          <table:table-cell table:style-name="Таблица2.A2" office:value-type="string">
            <text:p text:style-name="P16"><text:span text:style-name="T16">JoinParty CSharp Warrior Gosho</text:span></text:p>
            <text:p text:style-name="P16"><text:span text:style-name="T16">JoinParty Java Warrior Pesho</text:span></text:p>
            <text:p text:style-name="P16"><text:span text:style-name="T16">AddItemToPool HealthPotion</text:span></text:p>
            <text:p text:style-name="P16"><text:span text:style-name="T16">AddItemToPool ArmorRepairKit</text:span></text:p>
            <text:p text:style-name="P16"><text:span text:style-name="T16">AddItemToPool PoisonPotion</text:span></text:p>
            <text:p text:style-name="P16"><text:span text:style-name="T16">PickUpItem Gosho</text:span></text:p>
            <text:p text:style-name="P16"><text:span text:style-name="T16">EndTurn</text:span></text:p>
            <text:p text:style-name="P16"><text:span text:style-name="T16">JoinParty Java Cleric Ivan</text:span></text:p>
            <text:p text:style-name="P16"><text:span text:style-name="T16">Attack Gosho Pesho</text:span></text:p>
            <text:p text:style-name="P16"><text:span text:style-name="T16">Attack Gosho Pesho</text:span></text:p>
            <text:p text:style-name="P16"><text:span text:style-name="T16">EndTurn</text:span></text:p>
            <text:p text:style-name="P16"><text:span text:style-name="T16">Attack Gosho Pesho</text:span></text:p>
            <text:p text:style-name="P16"><text:span text:style-name="T16">Heal Ivan Pesho</text:span></text:p>
            <text:p text:style-name="P16"><text:span text:style-name="T16">EndTurn</text:span></text:p>
            <text:p text:style-name="P16"><text:span text:style-name="T16">Attack Gosho Ivan</text:span></text:p>
            <text:p text:style-name="P16"><text:span text:style-name="T16">Attack Gosho Ivan</text:span></text:p>
            <text:p text:style-name="P16"><text:span text:style-name="T16">Attack Gosho Pesho</text:span></text:p>
            <text:p text:style-name="P16"><text:span text:style-name="T16">Attack Gosho Pesho</text:span></text:p>
            <text:p text:style-name="P16"><text:span text:style-name="T16">Attack Gosho Pesho</text:span></text:p>
            <text:p text:style-name="P16"><text:span text:style-name="T16">EndTurn</text:span></text:p>
            <text:p text:style-name="P16"><text:span text:style-name="T16">EndTurn</text:span></text:p>
          </table:table-cell>
        </table:table-row>
        <table:table-row table:style-name="Таблица2.1">
          <table:table-cell table:style-name="Таблица2.A1" office:value-type="string">
            <text:p text:style-name="P17"><text:span text:style-name="T2">Output</text:span></text:p>
          </table:table-cell>
        </table:table-row>
        <table:table-row table:style-name="Таблица2.1">
          <table:table-cell table:style-name="Таблица2.A2" office:value-type="string">
            <text:p text:style-name="P16"><text:span text:style-name="T16">Gosho joined the party!</text:span></text:p>
            <text:p text:style-name="P16"><text:span text:style-name="T16">Pesho joined the party!</text:span></text:p>
            <text:p text:style-name="P16"><text:span text:style-name="T16">HealthPotion added to pool.</text:span></text:p>
            <text:p text:style-name="P16"><text:span text:style-name="T16">ArmorRepairKit added to pool.</text:span></text:p>
            <text:p text:style-name="P16"><text:soft-page-break/><text:span text:style-name="T16">PoisonPotion added to pool.</text:span></text:p>
            <text:p text:style-name="P16"><text:span text:style-name="T16">Gosho picked up PoisonPotion!</text:span></text:p>
            <text:p text:style-name="P16"><text:span text:style-name="T16">Gosho rests (100 =&gt; 100)</text:span></text:p>
            <text:p text:style-name="P16"><text:span text:style-name="T16">Pesho rests (100 =&gt; 100)</text:span></text:p>
            <text:p text:style-name="P16"><text:span text:style-name="T16">Ivan joined the party!</text:span></text:p>
            <text:p text:style-name="P16"><text:span text:style-name="T16">Gosho attacks Pesho for 40 hit points! Pesho has 100/100 HP and 10/50 AP left!</text:span></text:p>
            <text:p text:style-name="P16"><text:span text:style-name="T16">Gosho attacks Pesho for 40 hit points! Pesho has 70/100 HP and 0/50 AP left!</text:span></text:p>
            <text:p text:style-name="P16"><text:span text:style-name="T16">Gosho rests (100 =&gt; 100)</text:span></text:p>
            <text:p text:style-name="P16"><text:span text:style-name="T16">Pesho rests (70 =&gt; 90)</text:span></text:p>
            <text:p text:style-name="P16"><text:span text:style-name="T16">Ivan rests (50 =&gt; 50)</text:span></text:p>
            <text:p text:style-name="P16"><text:span text:style-name="T16">Gosho attacks Pesho for 40 hit points! Pesho has 50/100 HP and 0/50 AP left!</text:span></text:p>
            <text:p text:style-name="P16"><text:span text:style-name="T16">Ivan heals Pesho for 40! Pesho has 90 health now!</text:span></text:p>
            <text:p text:style-name="P16"><text:span text:style-name="T16">Gosho rests (100 =&gt; 100)</text:span></text:p>
            <text:p text:style-name="P16"><text:span text:style-name="T16">Pesho rests (90 =&gt; 100)</text:span></text:p>
            <text:p text:style-name="P16"><text:span text:style-name="T16">Ivan rests (50 =&gt; 50)</text:span></text:p>
            <text:p text:style-name="P16"><text:span text:style-name="T16">Gosho attacks Ivan for 40 hit points! Ivan has 35/50 HP and 0/25 AP left!</text:span></text:p>
            <text:p text:style-name="P16"><text:span text:style-name="T16">Gosho attacks Ivan for 40 hit points! Ivan has 0/50 HP and 0/25 AP left!</text:span></text:p>
            <text:p text:style-name="P16"><text:span text:style-name="T16">Ivan is dead!</text:span></text:p>
            <text:p text:style-name="P16"><text:span text:style-name="T16">Gosho attacks Pesho for 40 hit points! Pesho has 60/100 HP and 0/50 AP left!</text:span></text:p>
            <text:p text:style-name="P16"><text:span text:style-name="T16">Gosho attacks Pesho for 40 hit points! Pesho has 20/100 HP and 0/50 AP left!</text:span></text:p>
            <text:p text:style-name="P16"><text:span text:style-name="T16">Gosho attacks Pesho for 40 hit points! Pesho has 0/100 HP and 0/50 AP left!</text:span></text:p>
            <text:p text:style-name="P16"><text:span text:style-name="T16">Pesho is dead!</text:span></text:p>
            <text:p text:style-name="P16"><text:span text:style-name="T16">Gosho rests (100 =&gt; 100)</text:span></text:p>
            <text:p text:style-name="P16"><text:span text:style-name="T16">Gosho rests (100 =&gt; 100)</text:span></text:p>
            <text:p text:style-name="P16"><text:span text:style-name="T16">Final stats:</text:span></text:p>
            <text:p text:style-name="P16"><text:span text:style-name="T16">Gosho - HP: 100/100, AP: 50/50, Status: Alive</text:span></text:p>
            <text:p text:style-name="P16"><text:span text:style-name="T16">Pesho - HP: 0/100, AP: 0/50, Status: Dead</text:span></text:p>
            <text:p text:style-name="P16"><text:span text:style-name="T16">Ivan - HP: 0/50, AP: 0/25, Status: Dead</text:span>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7"><text:span text:style-name="T2">Input</text:span></text:p>
          </table:table-cell>
        </table:table-row>
        <table:table-row table:style-name="Таблица3.1">
          <table:table-cell table:style-name="Таблица3.A2" office:value-type="string">
            <text:p text:style-name="P16"><text:span text:style-name="T16">JoinParty CSharp Warrior Gosho</text:span></text:p>
            <text:p text:style-name="P16"><text:span text:style-name="T16">JoinParty CSharp Warrior Pesho</text:span></text:p>
            <text:p text:style-name="P16"><text:span text:style-name="T16">AddItemToPool HealthPotion</text:span></text:p>
            <text:p text:style-name="P16"><text:span text:style-name="T16">AddItemToPool PoisonPotion</text:span></text:p>
            <text:p text:style-name="P16"><text:span text:style-name="T16">PickUpItem Pesho</text:span></text:p>
            <text:p text:style-name="P16"><text:span text:style-name="T16">PickUpItem Gosho</text:span></text:p>
            <text:p text:style-name="P16"><text:span text:style-name="T16">PickUpItem Pesho</text:span></text:p>
            <text:p text:style-name="P16"><text:span text:style-name="T16">UseItem Pesho HealthPotion</text:span></text:p>
            <text:p text:style-name="P16"><text:span text:style-name="T16">UseItem Pesho PoisonPotion</text:span></text:p>
            <text:p text:style-name="P16"><text:span text:style-name="T16">UseItemOn Gosho Pesho HealthPotion</text:span></text:p>
            <text:p text:style-name="P16"><text:span text:style-name="T16">AddItemToPool PoisonPotion</text:span></text:p>
            <text:p text:style-name="P16"><text:span text:style-name="T16">PickUpItem Gosho</text:span></text:p>
            <text:p text:style-name="P16"><text:span text:style-name="T16">GiveCharacterItem Gosho Pesho PoisonPotion</text:span></text:p>
            <text:p text:style-name="P16"><text:span text:style-name="T16">JoinParty Java Warrior Ivan</text:span></text:p>
            <text:p text:style-name="P16"><text:span text:style-name="T16">Attack Ivan Gosho</text:span></text:p>
            <text:p text:style-name="P16"><text:span text:style-name="T16">Attack Ivan Gosho</text:span></text:p>
            <text:p text:style-name="P16"><text:span text:style-name="T16">Attack Ivan Gosho</text:span></text:p>
            <text:p text:style-name="P16"><text:span text:style-name="T16">Attack Gosho Ivan</text:span></text:p>
            <text:p text:style-name="P16"><text:span text:style-name="T16">Attack Ivan Gosho</text:span></text:p>
            <text:p text:style-name="P16"><text:span text:style-name="T16">EndTurn</text:span></text:p>
            <text:p text:style-name="P16"><text:span text:style-name="T16">Attack Ivan Pesho</text:span></text:p>
            <text:p text:style-name="P16"><text:span text:style-name="T16">Attack Ivan Pesho</text:span></text:p>
            <text:p text:style-name="P16"><text:span text:style-name="T16">Attack Ivan Pesho</text:span></text:p>
            <text:p text:style-name="P16"><text:span text:style-name="T16">Attack Ivan Pesho</text:span></text:p>
            <text:p text:style-name="P16"><text:span text:style-name="T16">EndTurn</text:span></text:p>
            <text:p text:style-name="P16"><text:span text:style-name="T16">EndTurn</text:span></text:p>
          </table:table-cell>
        </table:table-row>
        <table:table-row table:style-name="Таблица3.1">
          <table:table-cell table:style-name="Таблица3.A1" office:value-type="string">
            <text:p text:style-name="P17"><text:span text:style-name="T2">Output</text:span></text:p>
          </table:table-cell>
        </table:table-row>
        <table:table-row table:style-name="Таблица3.1">
          <table:table-cell table:style-name="Таблица3.A2" office:value-type="string">
            <text:p text:style-name="P16"><text:span text:style-name="T16">Gosho joined the party!</text:span></text:p>
            <text:p text:style-name="P16"><text:soft-page-break/><text:span text:style-name="T16">Pesho joined the party!</text:span></text:p>
            <text:p text:style-name="P16"><text:span text:style-name="T16">HealthPotion added to pool.</text:span></text:p>
            <text:p text:style-name="P16"><text:span text:style-name="T16">PoisonPotion added to pool.</text:span></text:p>
            <text:p text:style-name="P16"><text:span text:style-name="T16">Pesho picked up PoisonPotion!</text:span></text:p>
            <text:p text:style-name="P16"><text:span text:style-name="T16">Gosho picked up HealthPotion!</text:span></text:p>
            <text:p text:style-name="P16"><text:span text:style-name="T16">Invalid Operation: No items left in pool!</text:span></text:p>
            <text:p text:style-name="P16"><text:span text:style-name="T16">Invalid Operation: No item with name HealthPotion in bag!</text:span></text:p>
            <text:p text:style-name="P16"><text:span text:style-name="T16">Pesho used PoisonPotion.</text:span></text:p>
            <text:p text:style-name="P16"><text:span text:style-name="T16">Gosho used HealthPotion on Pesho.</text:span></text:p>
            <text:p text:style-name="P16"><text:span text:style-name="T16">PoisonPotion added to pool.</text:span></text:p>
            <text:p text:style-name="P16"><text:span text:style-name="T16">Gosho picked up PoisonPotion!</text:span></text:p>
            <text:p text:style-name="P16"><text:span text:style-name="T16">Gosho gave Pesho PoisonPotion.</text:span></text:p>
            <text:p text:style-name="P16"><text:span text:style-name="T16">Ivan joined the party!</text:span></text:p>
            <text:p text:style-name="P16"><text:span text:style-name="T16">Ivan attacks Gosho for 40 hit points! Gosho has 100/100 HP and 10/50 AP left!</text:span></text:p>
            <text:p text:style-name="P16"><text:span text:style-name="T16">Ivan attacks Gosho for 40 hit points! Gosho has 70/100 HP and 0/50 AP left!</text:span></text:p>
            <text:p text:style-name="P16"><text:span text:style-name="T16">Ivan attacks Gosho for 40 hit points! Gosho has 30/100 HP and 0/50 AP left!</text:span></text:p>
            <text:p text:style-name="P16"><text:span text:style-name="T16">Gosho attacks Ivan for 40 hit points! Ivan has 100/100 HP and 10/50 AP left!</text:span></text:p>
            <text:p text:style-name="P16"><text:span text:style-name="T16">Ivan attacks Gosho for 40 hit points! Gosho has 0/100 HP and 0/50 AP left!</text:span></text:p>
            <text:p text:style-name="P16"><text:span text:style-name="T16">Gosho is dead!</text:span></text:p>
            <text:p text:style-name="P16"><text:span text:style-name="T16">Pesho rests (100 =&gt; 100)</text:span></text:p>
            <text:p text:style-name="P16"><text:span text:style-name="T16">Ivan rests (100 =&gt; 100)</text:span></text:p>
            <text:p text:style-name="P16"><text:span text:style-name="T16">Ivan attacks Pesho for 40 hit points! Pesho has 100/100 HP and 10/50 AP left!</text:span></text:p>
            <text:p text:style-name="P16"><text:span text:style-name="T16">Ivan attacks Pesho for 40 hit points! Pesho has 70/100 HP and 0/50 AP left!</text:span></text:p>
            <text:p text:style-name="P16"><text:span text:style-name="T16">Ivan attacks Pesho for 40 hit points! Pesho has 30/100 HP and 0/50 AP left!</text:span></text:p>
            <text:p text:style-name="P16"><text:span text:style-name="T16">Ivan attacks Pesho for 40 hit points! Pesho has 0/100 HP and 0/50 AP left!</text:span></text:p>
            <text:p text:style-name="P16"><text:span text:style-name="T16">Pesho is dead!</text:span></text:p>
            <text:p text:style-name="P16"><text:span text:style-name="T16">Ivan rests (100 =&gt; 100)</text:span></text:p>
            <text:p text:style-name="P16"><text:span text:style-name="T16">Ivan rests (100 =&gt; 100)</text:span></text:p>
            <text:p text:style-name="P16"><text:span text:style-name="T16">Final stats:</text:span></text:p>
            <text:p text:style-name="P16"><text:span text:style-name="T16">Ivan - HP: 100/100, AP: 10/50, Status: Alive</text:span></text:p>
            <text:p text:style-name="P16"><text:span text:style-name="T16">Gosho - HP: 0/100, AP: 0/50, Status: Dead</text:span></text:p>
            <text:p text:style-name="P16"><text:span text:style-name="T16">Pesho - HP: 0/100, AP: 0/50, Status: Dead</text:span></text:p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17"><text:span text:style-name="T2">Input</text:span></text:p>
          </table:table-cell>
        </table:table-row>
        <table:table-row table:style-name="Таблица4.1">
          <table:table-cell table:style-name="Таблица4.A2" office:value-type="string">
            <text:p text:style-name="P16"><text:span text:style-name="T16">JoinParty Java Warrior Gosho</text:span></text:p>
            <text:p text:style-name="P16"><text:span text:style-name="T16">JoinParty CSharp Warrior Ivan</text:span></text:p>
            <text:p text:style-name="P16"><text:span text:style-name="T16">Attack Gosho Gosho</text:span></text:p>
            <text:p text:style-name="P16"><text:span text:style-name="T16">PickUpItem Gosho</text:span></text:p>
            <text:p text:style-name="P16"><text:span text:style-name="T16">AddItemToPool InvalidItem</text:span></text:p>
            <text:p text:style-name="P16"><text:span text:style-name="T16">AddItemToPool HealthPotion</text:span></text:p>
            <text:p text:style-name="P16"><text:span text:style-name="T16">UseItem Gosho InvalidItem</text:span></text:p>
            <text:p text:style-name="P16"><text:span text:style-name="T16">UseItem Gosho HealthPotion</text:span></text:p>
            <text:p text:style-name="P16"><text:span text:style-name="T16">PickUpItem InvalidCharacter</text:span></text:p>
            <text:p text:style-name="P16"><text:span text:style-name="T16">Attack Ivan Ivan</text:span></text:p>
            <text:p text:style-name="P16"><text:span text:style-name="T16">Attack Pesho Ivan</text:span></text:p>
            <text:p text:style-name="P16"><text:span text:style-name="T16">Attack Ivan Pesho</text:span></text:p>
            <text:p text:style-name="P16"><text:span text:style-name="T16">Attack A B</text:span></text:p>
            <text:p text:style-name="P16"><text:span text:style-name="T16">Attack Ivan Gosho</text:span></text:p>
            <text:p text:style-name="P16"><text:span text:style-name="T16">Attack Ivan Gosho</text:span></text:p>
            <text:p text:style-name="P16"><text:span text:style-name="T16">Attack Ivan Gosho</text:span></text:p>
            <text:p text:style-name="P16"><text:span text:style-name="T16">Attack Ivan Gosho</text:span></text:p>
            <text:p text:style-name="P16"><text:span text:style-name="T16">EndTurn</text:span></text:p>
            <text:p text:style-name="P16"><text:span text:style-name="T16">EndTurn</text:span></text:p>
          </table:table-cell>
        </table:table-row>
        <table:table-row table:style-name="Таблица4.1">
          <table:table-cell table:style-name="Таблица4.A1" office:value-type="string">
            <text:p text:style-name="P17"><text:span text:style-name="T2">Output</text:span></text:p>
          </table:table-cell>
        </table:table-row>
        <table:table-row table:style-name="Таблица4.1">
          <table:table-cell table:style-name="Таблица4.A2" office:value-type="string">
            <text:p text:style-name="P16"><text:span text:style-name="T16">Gosho joined the party!</text:span></text:p>
            <text:p text:style-name="P16"><text:span text:style-name="T16">Ivan joined the party!</text:span></text:p>
            <text:p text:style-name="P16"><text:span text:style-name="T16">Invalid Operation: Cannot attack self!</text:span></text:p>
            <text:p text:style-name="P16"><text:span text:style-name="T16">Invalid Operation: No items left in pool!</text:span></text:p>
            <text:p text:style-name="P16"><text:soft-page-break/><text:span text:style-name="T16">Parameter Error: Invalid item "InvalidItem"!</text:span></text:p>
            <text:p text:style-name="P16"><text:span text:style-name="T16">HealthPotion added to pool.</text:span></text:p>
            <text:p text:style-name="P16"><text:span text:style-name="T16">Invalid Operation: Bag is empty!</text:span></text:p>
            <text:p text:style-name="P16"><text:span text:style-name="T16">Invalid Operation: Bag is empty!</text:span></text:p>
            <text:p text:style-name="P16"><text:span text:style-name="T16">Parameter Error: Character InvalidCharacter not found!</text:span></text:p>
            <text:p text:style-name="P16"><text:span text:style-name="T16">Invalid Operation: Cannot attack self!</text:span></text:p>
            <text:p text:style-name="P16"><text:span text:style-name="T16">Parameter Error: Character Pesho not found!</text:span></text:p>
            <text:p text:style-name="P16"><text:span text:style-name="T16">Parameter Error: Character Pesho not found!</text:span></text:p>
            <text:p text:style-name="P16"><text:span text:style-name="T16">Parameter Error: Character A not found!</text:span></text:p>
            <text:p text:style-name="P16"><text:span text:style-name="T16">Ivan attacks Gosho for 40 hit points! Gosho has 100/100 HP and 10/50 AP left!</text:span></text:p>
            <text:p text:style-name="P16"><text:span text:style-name="T16">Ivan attacks Gosho for 40 hit points! Gosho has 70/100 HP and 0/50 AP left!</text:span></text:p>
            <text:p text:style-name="P16"><text:span text:style-name="T16">Ivan attacks Gosho for 40 hit points! Gosho has 30/100 HP and 0/50 AP left!</text:span></text:p>
            <text:p text:style-name="P16"><text:span text:style-name="T16">Ivan attacks Gosho for 40 hit points! Gosho has 0/100 HP and 0/50 AP left!</text:span></text:p>
            <text:p text:style-name="P16"><text:span text:style-name="T16">Gosho is dead!</text:span></text:p>
            <text:p text:style-name="P16"><text:span text:style-name="T16">Ivan rests (100 =&gt; 100)</text:span></text:p>
            <text:p text:style-name="P16"><text:span text:style-name="T16">Ivan rests (100 =&gt; 100)</text:span></text:p>
            <text:p text:style-name="P16"><text:span text:style-name="T16">Final stats:</text:span></text:p>
            <text:p text:style-name="P16"><text:span text:style-name="T16">Ivan - HP: 100/100, AP: 50/50, Status: Alive</text:span></text:p>
            <text:p text:style-name="P16"><text:span text:style-name="T16">Gosho - HP: 0/100, AP: 0/50, Status: Dead</text:span></text:p>
          </table:table-cell>
        </table:table-row>
      </table:table>
      <text:list xml:id="list35655046" text:continue-numbering="true" text:style-name="Outline">
        <text:list-item>
          <text:list>
            <text:list-item>
              <text:h text:style-name="Heading_20_2" text:outline-level="2">Task 4: Bonus (50 points)</text:h>
              <text:list>
                <text:list-item>
                  <text:h text:style-name="Heading_20_3" text:outline-level="3">Factories</text:h>
                </text:list-item>
              </text:list>
            </text:list-item>
          </text:list>
        </text:list-item>
      </text:list>
      <text:p text:style-name="Standard">You know that the keyword <text:span text:style-name="T2">new</text:span> is a bottleneck and we are trying to use it as little as possible. We even try to separate it in classes. These classes are called <text:span text:style-name="T2">Factories</text:span> and the naming convention for them is <text:span text:style-name="T2">{TypeOfObject}Factory</text:span>.<text:span text:style-name="T2"> </text:span>You need to have <text:span text:style-name="T2">two</text:span> <text:span text:style-name="T2">different</text:span> <text:span text:style-name="T2">factories</text:span>, <text:span text:style-name="T2">one for Characters and one for Items</text:span>. This is a design pattern and you can read more about it. <text:a xlink:type="simple" xlink:href="https://www.dotnetperls.com/factory" text:style-name="Internet_20_link" text:visited-style-name="Visited_20_Internet_20_Link">Factory Pattern</text:a>. The factories must contain a method (“<text:span text:style-name="Code_20_Char">CreateCharacter</text:span>/<text:span text:style-name="Code_20_Char">CreateItem</text:span>”), which instantiates objects of that type.</text:p>
      <text:p text:style-name="Standard">If you try to create a character with an invalid type, throw an <text:span text:style-name="Code_20_Char">ArgumentException</text:span> with a message “<text:span text:style-name="Code_20_Char">Invalid character type "{type}"!</text:span>”.</text:p>
      <text:p text:style-name="Standard">If you try to create a character with an invalid type, throw an <text:span text:style-name="Code_20_Char">ArgumentException</text:span> with a message “<text:span text:style-name="Code_20_Char">Invalid item type "{type}"!</text:span>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" svg:font-family="FreeSans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141cm" fo:margin-bottom="0.212cm"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fo:margin-top="0cm" fo:margin-bottom="0.353cm" text:number-lines="false" text:line-number="0"/>
      <style:text-properties style:font-name-complex="FreeSan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53cm" fo:margin-bottom="0.071cm" fo:keep-together="always" fo:keep-with-next="always"/>
      <style:text-properties fo:color="#642d08" fo:font-size="20pt" fo:font-weight="bold" style:font-size-asian="20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.071cm" fo:keep-together="always" fo:keep-with-next="always"/>
      <style:text-properties fo:color="#7c380a" fo:font-size="22pt" fo:font-weight="bold" style:font-size-asian="22pt" style:font-weight-asian="bold" style:font-name-complex="F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12cm" fo:margin-bottom="0.071cm" fo:keep-together="always" fo:keep-with-next="always"/>
      <style:text-properties fo:color="#8f400b" fo:font-size="18pt" fo:font-weight="bold" style:font-size-asian="18pt" style:font-weight-asian="bold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212cm" fo:margin-bottom="0.071cm" fo:keep-together="always" fo:keep-with-next="always"/>
      <style:text-properties fo:color="#a34a0d" fo:font-size="14pt" fo:font-weight="bold" style:font-size-asian="14pt" style:font-weight-asian="bold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cm" fo:keep-together="always" fo:keep-with-next="always"/>
      <style:text-properties fo:color="#b2500e" fo:font-weight="bold" style:font-weight-asian="bold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b2500e" style:font-name="Consolas" fo:font-weight="bold" style:font-weight-asian="bold" style:font-name-complex="F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243f60" style:font-name="Cambria" fo:font-style="italic" style:font-style-asian="italic" style:font-name-complex="F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.141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.141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.141cm" fo:margin-bottom="0cm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de" style:family="paragraph" style:parent-style-name="Standard" style:default-outline-level="" style:list-style-name="">
      <style:text-properties style:font-name="Consolas" fo:font-weight="bold" style:font-weight-asian="bold"/>
    </style:style>
    <style:style style:name="Revision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size-asian="20pt" style:font-weight-asian="bold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7c380a" fo:font-size="22pt" fo:font-weight="bold" style:font-size-asian="22pt" style:font-weight-asian="bold" style:font-name-complex="F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8pt" fo:font-weight="bold" style:font-size-asian="18pt" style:font-weight-asian="bold" style:font-name-complex="F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size-asian="14pt" style:font-weight-asian="bold" style:font-name-complex="F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weight-asian="bold" style:font-name-complex="F"/>
    </style:style>
    <style:style style:name="Code_20_Char" style:display-name="Code Char" style:family="text" style:parent-style-name="Default_20_Paragraph_20_Font">
      <style:text-properties style:font-name="Consolas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6_20_Char" style:display-name="Heading 6 Char" style:family="text" style:parent-style-name="Default_20_Paragraph_20_Font">
      <style:text-properties fo:color="#b2500e" style:font-name="Consolas" fo:font-weight="bold" style:font-weight-asian="bold" style:font-name-complex="F"/>
    </style:style>
    <style:style style:name="Heading_20_7_20_Char" style:display-name="Heading 7 Char" style:family="text" style:parent-style-name="Default_20_Paragraph_20_Font">
      <style:text-properties fo:color="#243f60" style:font-name="Cambria" fo:font-style="italic" style:font-style-asian="italic" style:font-name-complex="F" style:font-style-complex="italic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42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9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69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39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50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79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4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31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89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42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9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69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39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50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79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4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31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89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prefix="Task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5.87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7.14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# OOP Basics Exam</dc:title>
    <dc:subject>C# OOP Basics</dc:subject>
    <meta:initial-creator>Software University Foundation</meta:initial-creator>
    <meta:keyword>softuni</meta:keyword>
    <meta:keyword>OOP</meta:keyword>
    <meta:keyword>Basics</meta:keyword>
    <meta:keyword>exam</meta:keyword>
    <dc:description>C# OOP Basics Course @ SoftUni - https://softuni.bg/courses/csharp-oop-basics</dc:description>
    <dc:creator>ssss sss</dc:creator>
    <meta:editing-cycles>3071</meta:editing-cycles>
    <meta:print-date>2015-10-26T22:35:00</meta:print-date>
    <meta:creation-date>2017-01-11T16:41:00</meta:creation-date>
    <dc:date>2019-12-01T15:45:13.97</dc:date>
    <meta:editing-duration>PT1H34M46S</meta:editing-duration>
    <meta:generator>OpenOffice/4.1.6$Win32 OpenOffice.org_project/416m1$Build-9790</meta:generator>
    <meta:document-statistic meta:table-count="4" meta:image-count="0" meta:object-count="0" meta:page-count="13" meta:paragraph-count="483" meta:word-count="3327" meta:character-count="20605"/>
    <meta:user-defined meta:name="AppVersion">16.0000</meta:user-defined>
    <meta:user-defined meta:name="Company">Software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, education, software engineering, software development</meta:user-defined>
    <meta:template xlink:type="simple" xlink:actuate="onRequest" xlink:title="Normal.dotm" xlink:href=""/>
  </office:meta>
</office:document-meta>
</file>